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27cm"/>
          <style:tab-stop style:position="15.923cm" style:type="right" style:leader-style="dotted" style:leader-text="."/>
        </style:tab-stops>
      </style:paragraph-properties>
      <style:text-properties fo:language="none" fo:country="none" officeooo:paragraph-rsid="001415a1"/>
    </style:style>
    <style:style style:name="P2" style:family="paragraph" style:parent-style-name="Contents_20_1">
      <style:paragraph-properties>
        <style:tab-stops>
          <style:tab-stop style:position="1.27cm"/>
          <style:tab-stop style:position="15.923cm" style:type="right" style:leader-style="dotted" style:leader-text="."/>
        </style:tab-stops>
      </style:paragraph-properties>
      <style:text-properties officeooo:paragraph-rsid="001415a1"/>
    </style:style>
    <style:style style:name="P3" style:family="paragraph" style:parent-style-name="Contents_20_1">
      <style:paragraph-properties fo:margin-left="0cm" fo:margin-right="0cm" fo:text-indent="0cm" style:auto-text-indent="false">
        <style:tab-stops>
          <style:tab-stop style:position="1.27cm"/>
          <style:tab-stop style:position="15.923cm" style:type="right" style:leader-style="dotted" style:leader-text="."/>
        </style:tab-stops>
      </style:paragraph-properties>
      <style:text-properties fo:language="none" fo:country="none" officeooo:paragraph-rsid="001415a1"/>
    </style:style>
    <style:style style:name="P4" style:family="paragraph" style:parent-style-name="Title2">
      <style:paragraph-properties fo:margin-left="0cm" fo:margin-right="0cm" fo:margin-top="0cm" fo:margin-bottom="0cm" loext:contextual-spacing="false" style:line-height-at-least="0.344cm" fo:orphans="2" fo:widows="2" fo:text-indent="0cm" style:auto-text-indent="false"/>
      <style:text-properties fo:font-variant="normal" fo:text-transform="none" fo:color="#222222" style:font-name="Arial1" fo:font-size="20pt" fo:letter-spacing="normal" fo:font-style="normal" fo:font-weight="bold" officeooo:rsid="006b4698" officeooo:paragraph-rsid="001415a1" style:font-size-asian="20pt" style:font-weight-asian="bold" style:font-size-complex="20pt" style:font-weight-complex="bold"/>
    </style:style>
    <style:style style:name="P5" style:family="paragraph" style:parent-style-name="Contents_20_2">
      <style:paragraph-properties>
        <style:tab-stops>
          <style:tab-stop style:position="1.27cm"/>
          <style:tab-stop style:position="15.923cm" style:type="right" style:leader-style="dotted" style:leader-text="."/>
        </style:tab-stops>
      </style:paragraph-properties>
      <style:text-properties officeooo:paragraph-rsid="001415a1"/>
    </style:style>
    <style:style style:name="P6" style:family="paragraph" style:parent-style-name="Contents_20_2">
      <style:paragraph-properties>
        <style:tab-stops>
          <style:tab-stop style:position="1.27cm"/>
          <style:tab-stop style:position="15.923cm" style:type="right" style:leader-style="dotted" style:leader-text="."/>
        </style:tab-stops>
      </style:paragraph-properties>
      <style:text-properties fo:language="none" fo:country="none" officeooo:rsid="002fb4e3" officeooo:paragraph-rsid="001415a1"/>
    </style:style>
    <style:style style:name="P7" style:family="paragraph" style:parent-style-name="Heading_20_TOC">
      <style:text-properties officeooo:paragraph-rsid="001415a1"/>
    </style:style>
    <style:style style:name="P8" style:family="paragraph" style:parent-style-name="Title2">
      <style:text-properties officeooo:rsid="0019f6e1" officeooo:paragraph-rsid="001415a1"/>
    </style:style>
    <style:style style:name="P9" style:family="paragraph" style:parent-style-name="Title2">
      <style:paragraph-properties fo:break-before="page"/>
      <style:text-properties officeooo:rsid="0019f6e1" officeooo:paragraph-rsid="001415a1"/>
    </style:style>
    <style:style style:name="P10" style:family="paragraph" style:parent-style-name="Text_20_body">
      <style:paragraph-properties fo:margin-top="0.282cm" fo:margin-bottom="0.499cm" loext:contextual-spacing="false"/>
      <style:text-properties fo:font-variant="normal" fo:text-transform="none" fo:color="#000000" style:font-name="Times new roman" fo:font-size="24pt" fo:font-style="normal" style:text-underline-style="solid" style:text-underline-width="auto" style:text-underline-color="font-color" fo:font-weight="normal" officeooo:paragraph-rsid="001415a1" fo:background-color="transparent" style:font-style-asian="normal" style:font-style-complex="normal"/>
    </style:style>
    <style:style style:name="P11" style:family="paragraph" style:parent-style-name="Text_20_body">
      <style:paragraph-properties fo:margin-top="0.282cm" fo:margin-bottom="0.499cm" loext:contextual-spacing="false"/>
      <style:text-properties fo:font-variant="normal" fo:text-transform="none" fo:color="#000000" style:font-name="Times new roman" fo:font-size="24pt" fo:font-style="normal" style:text-underline-style="solid" style:text-underline-width="auto" style:text-underline-color="font-color" fo:font-weight="normal" officeooo:rsid="0014bf6f" officeooo:paragraph-rsid="0014bf6f" fo:background-color="transparent" style:font-style-asian="normal" style:font-style-complex="normal"/>
    </style:style>
    <style:style style:name="P12" style:family="paragraph" style:parent-style-name="Text_20_body">
      <style:paragraph-properties fo:margin-top="0.282cm" fo:margin-bottom="0.499cm" loext:contextual-spacing="false"/>
      <style:text-properties fo:font-variant="normal" fo:text-transform="none" fo:color="#000000" style:font-name="Times new roman" fo:font-size="24pt" fo:font-style="normal" style:text-underline-style="none" fo:font-weight="normal" officeooo:paragraph-rsid="001415a1" fo:background-color="transparent" style:font-style-asian="normal" style:font-style-complex="normal"/>
    </style:style>
    <style:style style:name="P13" style:family="paragraph" style:parent-style-name="Text_20_body">
      <style:paragraph-properties fo:margin-top="0.282cm" fo:margin-bottom="0.499cm" loext:contextual-spacing="false"/>
      <style:text-properties style:font-name="Times new roman" fo:font-style="normal" officeooo:paragraph-rsid="001415a1" style:font-style-asian="normal" style:font-style-complex="normal"/>
    </style:style>
    <style:style style:name="P14" style:family="paragraph" style:parent-style-name="Text_20_body">
      <style:paragraph-properties fo:margin-top="0.282cm" fo:margin-bottom="0.499cm" loext:contextual-spacing="false"/>
      <style:text-properties style:font-name="Times new roman" fo:font-style="normal" fo:font-weight="normal" officeooo:paragraph-rsid="001415a1" style:font-style-asian="normal" style:font-style-complex="normal"/>
    </style:style>
    <style:style style:name="P15"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16"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7fe4" style:text-blinking="false" fo:background-color="transparent" style:font-style-asian="normal" style:font-style-complex="normal"/>
    </style:style>
    <style:style style:name="P17"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18"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Times new roman" fo:font-size="20pt" fo:font-style="normal" style:text-underline-style="none" fo:font-weight="normal" officeooo:paragraph-rsid="001415a1" style:text-blinking="false" fo:background-color="transparent" style:font-style-asian="normal" style:font-style-complex="normal"/>
    </style:style>
    <style:style style:name="P19" style:family="paragraph" style:parent-style-name="Text_20_body">
      <style:paragraph-properties fo:margin-top="0cm" fo:margin-bottom="0.282cm" loext:contextual-spacing="false" fo:line-height="129%" fo:text-align="center" style:justify-single-word="false" style:writing-mode="lr-tb"/>
      <style:text-properties fo:font-variant="normal" fo:text-transform="none" fo:color="#000000" style:font-name="Times new roman" fo:font-size="20pt" fo:font-style="normal" style:text-underline-style="solid" style:text-underline-width="auto" style:text-underline-color="font-color" fo:font-weight="normal" officeooo:paragraph-rsid="001415a1" fo:background-color="transparent" style:font-style-asian="normal" style:font-style-complex="normal"/>
    </style:style>
    <style:style style:name="P20" style:family="paragraph" style:parent-style-name="Text_20_body">
      <style:paragraph-properties fo:margin-top="0cm" fo:margin-bottom="0.282cm" loext:contextual-spacing="false" fo:line-height="129%" fo:text-align="start" style:justify-single-word="false" style:writing-mode="lr-tb"/>
      <style:text-properties fo:font-variant="normal" fo:text-transform="none" fo:color="#000000" style:font-name="Times new roman" fo:font-size="20pt" fo:font-style="normal" style:text-underline-style="solid" style:text-underline-width="auto" style:text-underline-color="font-color" fo:font-weight="normal" officeooo:paragraph-rsid="001415a1" fo:background-color="transparent" style:font-style-asian="normal" style:font-style-complex="normal"/>
    </style:style>
    <style:style style:name="P21" style:family="paragraph" style:parent-style-name="Text_20_body">
      <style:paragraph-properties fo:margin-top="0cm" fo:margin-bottom="0.282cm" loext:contextual-spacing="false" fo:line-height="129%" style:writing-mode="lr-tb"/>
      <style:text-properties fo:font-variant="normal" fo:text-transform="none" fo:color="#000000" style:font-name="Times new roman" fo:font-size="18pt" fo:font-style="normal" style:text-underline-style="solid" style:text-underline-width="auto" style:text-underline-color="font-color" fo:font-weight="normal" officeooo:paragraph-rsid="001415a1" fo:background-color="transparent" style:font-style-asian="normal" style:font-style-complex="normal"/>
    </style:style>
    <style:style style:name="P22" style:family="paragraph" style:parent-style-name="Text_20_body">
      <style:paragraph-properties fo:margin-top="0cm" fo:margin-bottom="0.282cm" loext:contextual-spacing="false" fo:line-height="129%" style:writing-mode="lr-tb"/>
      <style:text-properties fo:font-variant="normal" fo:text-transform="none" fo:color="#000000" style:font-name="Times new roman" fo:font-size="16pt" fo:font-style="normal" style:text-underline-style="solid" style:text-underline-width="auto" style:text-underline-color="font-color" fo:font-weight="normal" officeooo:paragraph-rsid="001415a1" fo:background-color="transparent" style:font-style-asian="normal" style:font-style-complex="normal"/>
    </style:style>
    <style:style style:name="P23" style:family="paragraph" style:parent-style-name="Text_20_body">
      <style:paragraph-properties fo:margin-top="0cm" fo:margin-bottom="0.282cm" loext:contextual-spacing="false" fo:line-height="129%" style:writing-mode="lr-tb"/>
      <style:text-properties fo:font-variant="normal" fo:text-transform="none" fo:color="#222222" style:text-line-through-style="none" style:text-line-through-type="none" style:font-name="Times new roman" fo:font-size="14pt" fo:font-style="normal" style:text-underline-style="none" fo:font-weight="normal" officeooo:paragraph-rsid="001415a1" style:text-blinking="false" fo:background-color="#ffffff" style:font-style-asian="normal" style:font-style-complex="normal"/>
    </style:style>
    <style:style style:name="P24" style:family="paragraph" style:parent-style-name="Text_20_body" style:list-style-name="L1">
      <loext:graphic-properties draw:fill="none" draw:fill-color="#ffffff"/>
      <style:paragraph-properties fo:margin-top="0cm" fo:margin-bottom="0.282cm" loext:contextual-spacing="false" fo:line-height="129%" fo:background-color="transparent" style:writing-mode="lr-tb"/>
      <style:text-properties officeooo:paragraph-rsid="001415a1"/>
    </style:style>
    <style:style style:name="P25" style:family="paragraph" style:parent-style-name="Text_20_body">
      <style:paragraph-properties fo:margin-top="0cm" fo:margin-bottom="0.282cm" loext:contextual-spacing="false" fo:line-height="129%" style:writing-mode="lr-tb"/>
      <style:text-properties officeooo:paragraph-rsid="001415a1"/>
    </style:style>
    <style:style style:name="P26" style:family="paragraph" style:parent-style-name="Text_20_body">
      <style:paragraph-properties fo:margin-top="0cm" fo:margin-bottom="0.282cm" loext:contextual-spacing="false" fo:line-height="129%" style:writing-mode="lr-tb"/>
      <style:text-properties style:font-name="Times new roman" fo:font-style="normal" fo:font-weight="normal" officeooo:paragraph-rsid="001415a1" style:font-style-asian="normal" style:font-style-complex="normal"/>
    </style:style>
    <style:style style:name="P27" style:family="paragraph" style:parent-style-name="Text_20_body">
      <style:paragraph-properties fo:margin-top="0cm" fo:margin-bottom="0.282cm" loext:contextual-spacing="false" fo:line-height="129%" style:writing-mode="lr-tb"/>
      <style:text-properties style:font-name="Times new roman" fo:font-style="normal" officeooo:paragraph-rsid="001415a1" style:font-style-asian="normal" style:font-style-complex="normal"/>
    </style:style>
    <style:style style:name="P28" style:family="paragraph" style:parent-style-name="Text_20_body">
      <style:paragraph-properties fo:margin-top="0cm" fo:margin-bottom="0.282cm" loext:contextual-spacing="false" fo:line-height="129%" fo:break-before="page" style:writing-mode="lr-tb"/>
      <style:text-properties style:font-name="Times new roman" fo:font-style="normal" officeooo:paragraph-rsid="001415a1" style:font-style-asian="normal" style:font-style-complex="normal"/>
    </style:style>
    <style:style style:name="P29" style:family="paragraph" style:parent-style-name="Text_20_body">
      <style:paragraph-properties fo:margin-left="1.27cm" fo:margin-right="0cm" fo:margin-top="0cm" fo:margin-bottom="0.282cm" loext:contextual-spacing="false" fo:line-height="129%" fo:text-indent="-2.505cm" style:auto-text-indent="false"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30" style:family="paragraph" style:parent-style-name="Text_20_body">
      <style:paragraph-properties fo:margin-left="1.27cm" fo:margin-right="0cm" fo:margin-top="0cm" fo:margin-bottom="0.282cm" loext:contextual-spacing="false" fo:line-height="129%" fo:text-indent="-2.505cm" style:auto-text-indent="false" fo:padding="0cm" fo:border="none" style:writing-mode="lr-tb"/>
      <style:text-properties style:font-name="Times new roman" fo:font-style="normal" fo:font-weight="normal" officeooo:paragraph-rsid="001415a1" style:font-style-asian="normal" style:font-style-complex="normal"/>
    </style:style>
    <style:style style:name="P31" style:family="paragraph" style:parent-style-name="Text_20_body">
      <style:text-properties style:font-name="Times new roman" fo:font-style="normal" fo:font-weight="normal" officeooo:paragraph-rsid="001415a1" style:font-style-asian="normal" style:font-style-complex="normal"/>
    </style:style>
    <style:style style:name="P32" style:family="paragraph" style:parent-style-name="Text_20_body" style:list-style-name="L2">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3" style:family="paragraph" style:parent-style-name="Text_20_body" style:list-style-name="L3">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4" style:family="paragraph" style:parent-style-name="Text_20_body" style:list-style-name="L5">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5" style:family="paragraph" style:parent-style-name="Text_20_body" style:list-style-name="L6">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6" style:family="paragraph" style:parent-style-name="Text_20_body" style:list-style-name="L7">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7" style:family="paragraph" style:parent-style-name="Text_20_body" style:list-style-name="L8">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8" style:family="paragraph" style:parent-style-name="Text_20_body" style:list-style-name="L9">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39" style:family="paragraph" style:parent-style-name="Text_20_body" style:list-style-name="L11">
      <loext:graphic-properties draw:fill="none" draw:fill-color="#ffffff"/>
      <style:paragraph-properties fo:margin-left="0cm" fo:margin-right="0cm" fo:margin-top="0cm" fo:margin-bottom="0.282cm" loext:contextual-spacing="false" fo:line-height="129%"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40" style:family="paragraph" style:parent-style-name="Text_20_body">
      <style:paragraph-properties fo:margin-left="0cm" fo:margin-right="0cm" fo:margin-top="0cm" fo:margin-bottom="0.282cm" loext:contextual-spacing="false" fo:line-height="129%" fo:text-align="center" style:justify-single-word="false" fo:text-indent="0cm" style:auto-text-indent="false" style:writing-mode="lr-tb"/>
      <style:text-properties fo:font-variant="normal" fo:text-transform="none" fo:color="#000000" style:font-name="Times new roman" fo:font-size="20pt" fo:font-style="normal" style:text-underline-style="solid" style:text-underline-width="auto" style:text-underline-color="font-color" fo:font-weight="normal" officeooo:paragraph-rsid="001415a1" fo:background-color="transparent" style:font-style-asian="normal" style:font-style-complex="normal"/>
    </style:style>
    <style:style style:name="P41" style:family="paragraph" style:parent-style-name="Text_20_body">
      <style:paragraph-properties fo:margin-left="0cm" fo:margin-right="0cm" fo:margin-top="0cm" fo:margin-bottom="0.282cm" loext:contextual-spacing="false" fo:line-height="129%" fo:text-align="start" style:justify-single-word="false" fo:text-indent="0cm" style:auto-text-indent="false" style:writing-mode="lr-tb">
        <style:tab-stops>
          <style:tab-stop style:position="0.997cm"/>
        </style:tab-stops>
      </style:paragraph-properties>
      <style:text-properties fo:font-variant="normal" fo:text-transform="none" fo:color="#000000" style:font-name="Times new roman" fo:font-size="20pt" fo:font-style="normal" style:text-underline-style="solid" style:text-underline-width="auto" style:text-underline-color="font-color" fo:font-weight="normal" officeooo:paragraph-rsid="001415a1" fo:background-color="transparent" style:font-style-asian="normal" style:font-style-complex="normal"/>
    </style:style>
    <style:style style:name="P42" style:family="paragraph" style:parent-style-name="Text_20_body" style:list-style-name="L10">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415a1" style:text-blinking="false" style:font-style-asian="normal" style:font-style-complex="normal"/>
    </style:style>
    <style:style style:name="P43" style:family="paragraph" style:parent-style-name="Text_20_body" style:list-style-name="L12">
      <loext:graphic-properties draw:fill="none" draw:fill-color="#ffffff"/>
      <style:paragraph-properties fo:margin-left="0cm" fo:margin-right="0cm" fo:margin-top="0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44" style:family="paragraph" style:parent-style-name="Text_20_body" style:list-style-name="L17">
      <loext:graphic-properties draw:fill="none" draw:fill-color="#ffffff"/>
      <style:paragraph-properties fo:margin-left="0cm" fo:margin-right="0cm" fo:margin-top="0cm" fo:margin-bottom="0.247cm" loext:contextual-spacing="false" fo:line-height="138%" fo:text-indent="0cm" style:auto-text-indent="false" fo:background-color="transparent" style:writing-mode="lr-tb"/>
      <style:text-properties officeooo:paragraph-rsid="001415a1"/>
    </style:style>
    <style:style style:name="P45" style:family="paragraph" style:parent-style-name="Text_20_body" style:list-style-name="L18">
      <loext:graphic-properties draw:fill="none" draw:fill-color="#ffffff"/>
      <style:paragraph-properties fo:margin-left="0cm" fo:margin-right="0cm" fo:margin-top="0cm" fo:margin-bottom="0.247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46" style:family="paragraph" style:parent-style-name="Text_20_body" style:list-style-name="L17">
      <loext:graphic-properties draw:fill="none" draw:fill-color="#ffffff"/>
      <style:paragraph-properties fo:margin-left="0cm" fo:margin-right="0cm" fo:margin-top="0cm" fo:margin-bottom="0.247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47" style:family="paragraph" style:parent-style-name="Text_20_body" style:list-style-name="L19">
      <loext:graphic-properties draw:fill="none" draw:fill-color="#ffffff"/>
      <style:paragraph-properties fo:margin-left="0cm" fo:margin-right="0cm" fo:margin-top="0cm" fo:margin-bottom="0.247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48" style:family="paragraph" style:parent-style-name="Text_20_body" style:list-style-name="L20">
      <loext:graphic-properties draw:fill="none" draw:fill-color="#ffffff"/>
      <style:paragraph-properties fo:margin-left="0cm" fo:margin-right="0cm" fo:margin-top="0cm" fo:margin-bottom="0.247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49" style:family="paragraph" style:parent-style-name="Text_20_body" style:list-style-name="L4">
      <loext:graphic-properties draw:fill="none" draw:fill-color="#ffffff"/>
      <style:paragraph-properties fo:margin-left="0.212cm" fo:margin-right="0cm" fo:margin-top="0cm" fo:margin-bottom="0.635cm" loext:contextual-spacing="false" fo:line-height="179%" fo:text-indent="0cm" style:auto-text-indent="false" fo:background-color="transparent" style:writing-mode="lr-tb"/>
      <style:text-properties officeooo:paragraph-rsid="001415a1"/>
    </style:style>
    <style:style style:name="P50" style:family="paragraph" style:parent-style-name="Text_20_body">
      <style:paragraph-properties fo:margin-left="0.212cm" fo:margin-right="0cm" fo:margin-top="0.282cm" fo:margin-bottom="0.499cm" loext:contextual-spacing="false" fo:text-indent="0cm" style:auto-text-indent="false"/>
      <style:text-properties style:font-name="Times new roman" fo:font-style="normal" officeooo:paragraph-rsid="001415a1" style:font-style-asian="normal" style:font-style-complex="normal"/>
    </style:style>
    <style:style style:name="P51" style:family="paragraph" style:parent-style-name="Text_20_body" style:list-style-name="L8">
      <loext:graphic-properties draw:fill="none" draw:fill-color="#ffffff"/>
      <style:paragraph-properties fo:margin-top="0cm" fo:margin-bottom="0cm" loext:contextual-spacing="false" fo:line-height="120%" fo:background-color="transparent" style:writing-mode="lr-tb"/>
      <style:text-properties officeooo:paragraph-rsid="001415a1"/>
    </style:style>
    <style:style style:name="P52" style:family="paragraph" style:parent-style-name="Text_20_body" style:list-style-name="L14">
      <loext:graphic-properties draw:fill="none" draw:fill-color="#ffffff"/>
      <style:paragraph-properties fo:margin-top="0cm" fo:margin-bottom="0cm" loext:contextual-spacing="false" fo:line-height="120%" fo:background-color="transparent" style:writing-mode="lr-tb"/>
      <style:text-properties officeooo:paragraph-rsid="001415a1"/>
    </style:style>
    <style:style style:name="P53" style:family="paragraph" style:parent-style-name="Text_20_body" style:list-style-name="L23">
      <loext:graphic-properties draw:fill="none" draw:fill-color="#ffffff"/>
      <style:paragraph-properties fo:margin-top="0cm" fo:margin-bottom="0cm" loext:contextual-spacing="false" fo:line-height="120%" fo:background-color="transparent" style:writing-mode="lr-tb"/>
      <style:text-properties officeooo:paragraph-rsid="001415a1"/>
    </style:style>
    <style:style style:name="P54" style:family="paragraph" style:parent-style-name="Text_20_body" style:list-style-name="L24">
      <loext:graphic-properties draw:fill="none" draw:fill-color="#ffffff"/>
      <style:paragraph-properties fo:margin-top="0cm" fo:margin-bottom="0cm" loext:contextual-spacing="false" fo:line-height="120%" fo:background-color="transparent" style:writing-mode="lr-tb"/>
      <style:text-properties officeooo:paragraph-rsid="001415a1"/>
    </style:style>
    <style:style style:name="P55" style:family="paragraph" style:parent-style-name="Text_20_body" style:list-style-name="L26">
      <loext:graphic-properties draw:fill="none" draw:fill-color="#ffffff"/>
      <style:paragraph-properties fo:margin-top="0cm" fo:margin-bottom="0cm" loext:contextual-spacing="false" fo:line-height="120%" fo:background-color="transparent" style:writing-mode="lr-tb"/>
      <style:text-properties officeooo:paragraph-rsid="001415a1"/>
    </style:style>
    <style:style style:name="P56" style:family="paragraph" style:parent-style-name="Text_20_body" style:list-style-name="L1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57" style:family="paragraph" style:parent-style-name="Text_20_body" style:list-style-name="L2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58" style:family="paragraph" style:parent-style-name="Text_20_body" style:list-style-name="L25">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59" style:family="paragraph" style:parent-style-name="Text_20_body" style:list-style-name="L29">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6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61" style:family="paragraph" style:parent-style-name="Text_20_body" style:list-style-name="L15">
      <loext:graphic-properties draw:fill="none" draw:fill-color="#ffffff"/>
      <style:paragraph-properties fo:margin-top="0cm" fo:margin-bottom="0cm" loext:contextual-spacing="false" fo:line-height="168%"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62" style:family="paragraph" style:parent-style-name="Text_20_body" style:list-style-name="L16">
      <loext:graphic-properties draw:fill="none" draw:fill-color="#ffffff"/>
      <style:paragraph-properties fo:margin-top="0cm" fo:margin-bottom="0cm" loext:contextual-spacing="false" fo:line-height="168%"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63" style:family="paragraph" style:parent-style-name="Text_20_body" style:list-style-name="L2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64" style:family="paragraph" style:parent-style-name="Text_20_body" style:list-style-name="L2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65" style:family="paragraph" style:parent-style-name="Text_20_body" style:list-style-name="L26">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66" style:family="paragraph" style:parent-style-name="Text_20_body" style:list-style-name="L27">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67" style:family="paragraph" style:parent-style-name="Text_20_body" style:list-style-name="L28">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68" style:family="paragraph" style:parent-style-name="Text_20_body" style:list-style-name="L3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69" style:family="paragraph" style:parent-style-name="Text_20_body" style:list-style-name="L3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style:font-style-asian="normal" style:font-style-complex="normal"/>
    </style:style>
    <style:style style:name="P70" style:family="paragraph" style:parent-style-name="Text_20_body" style:list-style-name="L2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1" style:family="paragraph" style:parent-style-name="Text_20_body" style:list-style-name="L27">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2" style:family="paragraph" style:parent-style-name="Text_20_body" style:list-style-name="L29">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3" style:family="paragraph" style:parent-style-name="Text_20_body" style:list-style-name="L30">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4" style:family="paragraph" style:parent-style-name="Text_20_body" style:list-style-name="L3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5" style:family="paragraph" style:parent-style-name="Text_20_body" style:list-style-name="L3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77" style:family="paragraph" style:parent-style-name="Text_20_body" style:list-style-name="L28">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tyle="normal" style:text-underline-style="none" officeooo:paragraph-rsid="001415a1" style:text-blinking="false" style:font-style-asian="normal" style:font-style-complex="normal"/>
    </style:style>
    <style:style style:name="P7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tyle="normal" style:text-underline-style="none" officeooo:paragraph-rsid="001415a1" style:text-blinking="false" fo:background-color="transparent" style:font-style-asian="normal" style:font-style-complex="normal"/>
    </style:style>
    <style:style style:name="P79" style:family="paragraph" style:parent-style-name="Text_20_body">
      <style:paragraph-properties fo:margin-top="0cm" fo:margin-bottom="0cm" loext:contextual-spacing="false" fo:line-height="168%" style:writing-mode="lr-tb"/>
      <style:text-properties fo:font-variant="normal" fo:text-transform="none" fo:color="#000000" style:text-line-through-style="none" style:text-line-through-type="none" style:font-name="Times new roman" fo:font-style="normal" style:text-underline-style="none" officeooo:paragraph-rsid="001415a1" style:text-blinking="false" fo:background-color="transparent" style:font-style-asian="normal" style:font-style-complex="normal"/>
    </style:style>
    <style:style style:name="P80" style:family="paragraph" style:parent-style-name="Text_20_body" style:list-style-name="L3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415a1" style:text-blinking="false" style:font-style-asian="normal" style:font-style-complex="normal"/>
    </style:style>
    <style:style style:name="P8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6pt" fo:font-style="normal" style:text-underline-style="none" fo:font-weight="normal" officeooo:paragraph-rsid="001415a1" style:text-blinking="false" fo:background-color="transparent" style:font-style-asian="normal" style:font-style-complex="normal"/>
    </style:style>
    <style:style style:name="P82" style:family="paragraph" style:parent-style-name="Text_20_body" style:list-style-name="L28">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 fo:font-size="16pt" fo:font-style="normal" style:text-underline-style="solid" style:text-underline-width="auto" style:text-underline-color="font-color" fo:font-weight="bold" officeooo:rsid="001676e1" officeooo:paragraph-rsid="001676e1" style:text-blinking="false" style:font-size-asian="16pt" style:font-style-asian="normal" style:font-weight-asian="bold" style:font-size-complex="16pt" style:font-style-complex="normal" style:font-weight-complex="bold"/>
    </style:style>
    <style:style style:name="P83" style:family="paragraph" style:parent-style-name="Text_20_body">
      <style:paragraph-properties fo:margin-top="0cm" fo:margin-bottom="0cm" loext:contextual-spacing="false" fo:line-height="120%" style:writing-mode="lr-tb"/>
      <style:text-properties fo:font-variant="normal" fo:text-transform="none" fo:color="#000000" style:font-name="Times new roman" fo:font-size="16pt" fo:font-style="normal" style:text-underline-style="solid" style:text-underline-width="auto" style:text-underline-color="font-color" fo:font-weight="normal" officeooo:paragraph-rsid="001415a1" fo:background-color="transparent" style:font-style-asian="normal" style:font-style-complex="normal"/>
    </style:style>
    <style:style style:name="P84" style:family="paragraph" style:parent-style-name="Text_20_body">
      <style:paragraph-properties fo:margin-top="0cm" fo:margin-bottom="0cm" loext:contextual-spacing="false" fo:line-height="120%" style:writing-mode="lr-tb"/>
      <style:text-properties fo:font-variant="normal" fo:text-transform="none" fo:color="#404040" style:text-line-through-style="none" style:text-line-through-type="none" style:font-name="Times new roman" fo:font-size="12pt" fo:font-style="normal" style:text-underline-style="none" fo:font-weight="normal" officeooo:paragraph-rsid="001415a1" style:text-blinking="false" fo:background-color="transparent" style:font-style-asian="normal" style:font-style-complex="normal"/>
    </style:style>
    <style:style style:name="P85" style:family="paragraph" style:parent-style-name="Text_20_body">
      <style:paragraph-properties fo:margin-top="0cm" fo:margin-bottom="0cm" loext:contextual-spacing="false" fo:line-height="120%" style:writing-mode="lr-tb"/>
      <style:text-properties style:font-name="Times new roman" fo:font-style="normal" officeooo:paragraph-rsid="001415a1" style:font-style-asian="normal" style:font-style-complex="normal"/>
    </style:style>
    <style:style style:name="P86" style:family="paragraph" style:parent-style-name="Text_20_body">
      <style:paragraph-properties fo:margin-top="0cm" fo:margin-bottom="0cm" loext:contextual-spacing="false" fo:line-height="120%" style:writing-mode="lr-tb"/>
      <style:text-properties style:font-name="Times new roman" fo:font-style="normal" officeooo:paragraph-rsid="0014bf6f" style:font-style-asian="normal" style:font-style-complex="normal"/>
    </style:style>
    <style:style style:name="P87" style:family="paragraph" style:parent-style-name="Text_20_body">
      <style:paragraph-properties fo:margin-top="0cm" fo:margin-bottom="0cm" loext:contextual-spacing="false" fo:line-height="168%" style:writing-mode="lr-tb"/>
      <style:text-properties style:font-name="Times new roman" fo:font-style="normal" officeooo:paragraph-rsid="001415a1" style:font-style-asian="normal" style:font-style-complex="normal"/>
    </style:style>
    <style:style style:name="P88" style:family="paragraph" style:parent-style-name="Text_20_body">
      <style:paragraph-properties fo:margin-top="0cm" fo:margin-bottom="0cm" loext:contextual-spacing="false" fo:line-height="120%" style:writing-mode="lr-tb"/>
      <style:text-properties style:font-name="Times new roman" fo:font-style="normal" fo:font-weight="normal" officeooo:paragraph-rsid="001415a1" style:font-style-asian="normal" style:font-style-complex="normal"/>
    </style:style>
    <style:style style:name="P89" style:family="paragraph" style:parent-style-name="Text_20_body">
      <style:paragraph-properties fo:margin-left="0.741cm" fo:margin-right="0cm" fo:margin-top="0cm" fo:margin-bottom="0.282cm" loext:contextual-spacing="false" fo:line-height="129%" fo:text-indent="0cm" style:auto-text-indent="false" style:writing-mode="lr-tb"/>
      <style:text-properties style:font-name="Times new roman" fo:font-style="normal" fo:font-weight="normal" officeooo:paragraph-rsid="001415a1" style:font-style-asian="normal" style:font-style-complex="normal"/>
    </style:style>
    <style:style style:name="P90" style:family="paragraph" style:parent-style-name="Text_20_body">
      <style:paragraph-properties fo:margin-left="0.741cm" fo:margin-right="0cm" fo:margin-top="0cm" fo:margin-bottom="0.282cm" loext:contextual-spacing="false" fo:line-height="129%" fo:text-indent="0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91" style:family="paragraph" style:parent-style-name="Text_20_body">
      <style:paragraph-properties fo:margin-left="0.741cm" fo:margin-right="0cm" fo:margin-top="0cm" fo:margin-bottom="0.282cm" loext:contextual-spacing="false" fo:line-height="129%" fo:text-indent="0cm" style:auto-text-indent="false" style:writing-mode="lr-tb"/>
      <style:text-properties fo:font-variant="normal" fo:text-transform="none" fo:color="#000000" style:font-name="Times new roman" fo:font-size="18pt" fo:font-style="normal" style:text-underline-style="solid" style:text-underline-width="auto" style:text-underline-color="font-color" fo:font-weight="normal" officeooo:paragraph-rsid="001415a1" fo:background-color="transparent" style:font-style-asian="normal" style:font-style-complex="normal"/>
    </style:style>
    <style:style style:name="P92" style:family="paragraph" style:parent-style-name="Text_20_body">
      <style:paragraph-properties fo:margin-top="0cm" fo:margin-bottom="0.247cm" loext:contextual-spacing="false" fo:line-height="138%" style:writing-mode="lr-tb"/>
      <style:text-properties style:font-name="Times new roman" fo:font-style="normal" officeooo:paragraph-rsid="001415a1" style:font-style-asian="normal" style:font-style-complex="normal"/>
    </style:style>
    <style:style style:name="P93" style:family="paragraph" style:parent-style-name="Text_20_body">
      <style:paragraph-properties fo:margin-top="0.353cm" fo:margin-bottom="0.212cm" loext:contextual-spacing="false" fo:line-height="120%" style:writing-mode="lr-tb"/>
      <style:text-properties fo:font-variant="normal" fo:text-transform="none" fo:color="#404040" style:text-line-through-style="none" style:text-line-through-type="none" style:font-name="Times new roman" fo:font-size="14pt" fo:font-style="normal" style:text-underline-style="none" fo:font-weight="bold" officeooo:paragraph-rsid="001415a1" style:text-blinking="false" fo:background-color="transparent" style:font-style-asian="normal" style:font-style-complex="normal"/>
    </style:style>
    <style:style style:name="P94" style:family="paragraph" style:parent-style-name="Text_20_body">
      <style:paragraph-properties fo:margin-left="1.27cm" fo:margin-right="0cm" fo:margin-top="0cm" fo:margin-bottom="0cm" loext:contextual-spacing="false" fo:line-height="120%" fo:text-indent="-1.616cm" style:auto-text-indent="false" fo:padding="0cm" fo:border="none" style:writing-mode="lr-tb"/>
      <style:text-properties fo:font-variant="normal" fo:text-transform="none" fo:color="#404040" style:text-line-through-style="none" style:text-line-through-type="none" style:font-name="Times new roman" fo:font-size="14pt" fo:font-style="normal" style:text-underline-style="none" fo:font-weight="normal" officeooo:paragraph-rsid="001415a1" style:text-blinking="false" fo:background-color="transparent" style:font-style-asian="normal" style:font-style-complex="normal"/>
    </style:style>
    <style:style style:name="P95" style:family="paragraph" style:parent-style-name="Title2">
      <style:text-properties fo:font-size="24pt" officeooo:rsid="0019f6e1" officeooo:paragraph-rsid="001415a1" style:font-size-asian="24pt" style:font-size-complex="24pt"/>
    </style:style>
    <style:style style:name="P96" style:family="paragraph" style:parent-style-name="Title2">
      <style:paragraph-properties fo:margin-left="0cm" fo:margin-right="0cm" fo:margin-top="0cm" fo:margin-bottom="0cm" loext:contextual-spacing="false" style:line-height-at-least="0.344cm" fo:orphans="2" fo:widows="2" fo:text-indent="0cm" style:auto-text-indent="false"/>
      <style:text-properties fo:font-variant="normal" fo:text-transform="none" fo:color="#222222" style:font-name="Arial1" fo:font-size="20pt" fo:letter-spacing="normal" fo:font-style="normal" fo:font-weight="bold" officeooo:rsid="006b4698" officeooo:paragraph-rsid="001415a1" style:font-size-asian="20pt" style:font-weight-asian="bold" style:font-size-complex="20pt" style:font-weight-complex="bold"/>
    </style:style>
    <style:style style:name="P97" style:family="paragraph" style:parent-style-name="Title2">
      <style:paragraph-properties fo:margin-left="0cm" fo:margin-right="0cm" fo:margin-top="0cm" fo:margin-bottom="0cm" loext:contextual-spacing="false" style:line-height-at-least="0.344cm" fo:orphans="2" fo:widows="2" fo:text-indent="0cm" style:auto-text-indent="false"/>
      <style:text-properties fo:font-variant="normal" fo:text-transform="none" fo:color="#222222" style:font-name="Arial1" fo:font-size="24pt" fo:letter-spacing="normal" fo:font-style="normal" fo:font-weight="bold" officeooo:rsid="006b4698" officeooo:paragraph-rsid="001415a1" style:font-size-asian="24pt" style:font-weight-asian="bold" style:font-size-complex="24pt" style:font-weight-complex="bold"/>
    </style:style>
    <style:style style:name="P98" style:family="paragraph" style:parent-style-name="Contents_20_2">
      <style:paragraph-properties>
        <style:tab-stops>
          <style:tab-stop style:position="1.27cm"/>
          <style:tab-stop style:position="15.923cm" style:type="right" style:leader-style="dotted" style:leader-text="."/>
        </style:tab-stops>
      </style:paragraph-properties>
      <style:text-properties fo:language="none" fo:country="none" officeooo:paragraph-rsid="001415a1"/>
    </style:style>
    <style:style style:name="P99" style:family="paragraph" style:parent-style-name="Contents_20_2">
      <style:paragraph-properties>
        <style:tab-stops>
          <style:tab-stop style:position="1.27cm"/>
          <style:tab-stop style:position="15.923cm" style:type="right" style:leader-style="dotted" style:leader-text="."/>
        </style:tab-stops>
      </style:paragraph-properties>
      <style:text-properties officeooo:paragraph-rsid="001415a1"/>
    </style:style>
    <style:style style:name="P100" style:family="paragraph" style:parent-style-name="Contents_20_2">
      <style:paragraph-properties fo:margin-left="0cm" fo:margin-right="0cm" fo:margin-top="0cm" fo:margin-bottom="0cm" loext:contextual-spacing="false" style:line-height-at-least="0.344cm" fo:orphans="2" fo:widows="2" fo:text-indent="0cm" style:auto-text-indent="false">
        <style:tab-stops>
          <style:tab-stop style:position="1.27cm"/>
          <style:tab-stop style:position="15.923cm" style:type="right" style:leader-style="dotted" style:leader-text="."/>
        </style:tab-stops>
      </style:paragraph-properties>
      <style:text-properties fo:font-variant="normal" fo:text-transform="none" fo:color="#222222" style:font-name="Arial1" fo:font-size="20pt" fo:letter-spacing="normal" fo:font-style="normal" fo:font-weight="bold" officeooo:rsid="006b4698" officeooo:paragraph-rsid="001415a1" style:font-size-asian="20pt" style:font-weight-asian="bold" style:font-size-complex="20pt" style:font-weight-complex="bold"/>
    </style:style>
    <style:style style:name="P101" style:family="paragraph" style:parent-style-name="Contents_20_1">
      <style:text-properties fo:language="none" fo:country="none" officeooo:rsid="006e3848" officeooo:paragraph-rsid="001415a1"/>
    </style:style>
    <style:style style:name="T1" style:family="text">
      <style:text-properties officeooo:rsid="0069efb5"/>
    </style:style>
    <style:style style:name="T2" style:family="text">
      <style:text-properties officeooo:rsid="006e3848"/>
    </style:style>
    <style:style style:name="T3" style:family="text">
      <style:text-properties fo:language="none" fo:country="none"/>
    </style:style>
    <style:style style:name="T4" style:family="text">
      <style:text-properties fo:language="none" fo:country="none" officeooo:rsid="006cc861"/>
    </style:style>
    <style:style style:name="T5" style:family="text">
      <style:text-properties fo:language="none" fo:country="none" officeooo:rsid="002fb4e3"/>
    </style:style>
    <style:style style:name="T6" style:family="text">
      <style:text-properties fo:language="none" fo:country="none" officeooo:rsid="0038d062"/>
    </style:style>
    <style:style style:name="T7" style:family="text">
      <style:text-properties fo:language="none" fo:country="none" officeooo:rsid="006e3848"/>
    </style:style>
    <style:style style:name="T8" style:family="text">
      <style:text-properties fo:language="none" fo:country="none" officeooo:rsid="00147fe4"/>
    </style:style>
    <style:style style:name="T9" style:family="text">
      <style:text-properties fo:language="none" fo:country="none" officeooo:rsid="0014bf6f"/>
    </style:style>
    <style:style style:name="T10" style:family="text">
      <style:text-properties fo:language="none" fo:country="none" officeooo:rsid="00160cd2"/>
    </style:style>
    <style:style style:name="T11" style:family="text">
      <style:text-properties officeooo:rsid="006cc861"/>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4pt"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fo:font-size="14pt" style:text-underline-style="none" fo:font-weight="bold" style:text-blinking="false" fo:background-color="#fff200" loext:char-shading-value="0"/>
    </style:style>
    <style:style style:name="T15" style:family="text">
      <style:text-properties fo:font-variant="normal" fo:text-transform="none" fo:color="#000000" style:text-line-through-style="none" style:text-line-through-type="none" fo:font-size="14pt"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4pt"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ize="12pt"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ize="12pt"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font-style-asian="normal" style:font-style-complex="normal"/>
    </style:style>
    <style:style style:name="T21" style:family="text">
      <style:text-properties fo:font-variant="normal" fo:text-transform="none" fo:color="#000000" style:text-line-through-style="none" style:text-line-through-type="none" style:font-name="Times new roman" fo:font-size="14pt" fo:font-style="normal" style:text-underline-style="none" fo:font-weight="normal" officeooo:rsid="00147fe4" style:text-blinking="false" fo:background-color="transparent" loext:char-shading-value="0" style:font-style-asian="normal" style:font-style-complex="normal"/>
    </style:style>
    <style:style style:name="T22"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Times new roman" fo:font-size="14pt" fo:font-style="normal" style:text-underline-style="solid" style:text-underline-width="auto" style:text-underline-color="font-color" fo:font-weight="bold" style:text-blinking="false" fo:background-color="transparent" loext:char-shading-value="0" style:font-style-asian="normal" style:font-style-complex="normal"/>
    </style:style>
    <style:style style:name="T24" style:family="text">
      <style:text-properties fo:font-variant="normal" fo:text-transform="none" fo:color="#000000" style:text-line-through-style="none" style:text-line-through-type="none" fo:font-size="16pt" style:text-underline-style="none" fo:font-weight="normal" style:text-blinking="false" fo:background-color="transparent" loext:char-shading-value="0"/>
    </style:style>
    <style:style style:name="T25" style:family="text">
      <style:text-properties fo:font-variant="normal" fo:text-transform="none" fo:color="#000000" style:text-underline-style="solid" style:text-underline-width="auto" style:text-underline-color="font-color" fo:background-color="transparent" loext:char-shading-value="0"/>
    </style:style>
    <style:style style:name="T26" style:family="text">
      <style:text-properties fo:font-variant="normal" fo:text-transform="none" fo:color="#000000" style:text-underline-style="solid" style:text-underline-width="auto" style:text-underline-color="font-color" fo:font-weight="normal" fo:background-color="transparent" loext:char-shading-value="0"/>
    </style:style>
    <style:style style:name="T27" style:family="text">
      <style:text-properties fo:font-variant="normal" fo:text-transform="none" fo:color="#000000" fo:font-size="24pt" style:text-underline-style="solid" style:text-underline-width="auto" style:text-underline-color="font-color" fo:font-weight="normal" fo:background-color="transparent" loext:char-shading-value="0"/>
    </style:style>
    <style:style style:name="T28" style:family="text">
      <style:text-properties fo:font-variant="normal" fo:text-transform="none" fo:color="#000000" fo:font-size="24pt" style:text-underline-style="solid" style:text-underline-width="auto" style:text-underline-color="font-color" fo:font-weight="normal" officeooo:rsid="00147fe4" fo:background-color="transparent" loext:char-shading-value="0"/>
    </style:style>
    <style:style style:name="T29" style:family="text">
      <style:text-properties fo:font-variant="normal" fo:text-transform="none" fo:color="#000000" fo:font-size="24pt" style:text-underline-style="none" fo:font-weight="normal" officeooo:rsid="00147fe4" fo:background-color="transparent" loext:char-shading-value="0"/>
    </style:style>
    <style:style style:name="T30" style:family="text">
      <style:text-properties fo:font-variant="normal" fo:text-transform="none" fo:color="#000000" fo:font-size="18pt" style:text-underline-style="solid" style:text-underline-width="auto" style:text-underline-color="font-color" fo:font-weight="normal" fo:background-color="transparent" loext:char-shading-value="0"/>
    </style:style>
    <style:style style:name="T31" style:family="text">
      <style:text-properties fo:font-variant="normal" fo:text-transform="none" fo:color="#000000" fo:font-size="20pt"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000000" fo:font-size="15pt" style:text-underline-style="none" fo:font-weight="normal" officeooo:rsid="00147fe4" fo:background-color="transparent" loext:char-shading-value="0" style:font-size-asian="15pt" style:font-size-complex="15pt"/>
    </style:style>
    <style:style style:name="T33" style:family="text">
      <style:text-properties fo:font-variant="normal" fo:text-transform="none" fo:color="#222222" style:text-line-through-style="none" style:text-line-through-type="none" fo:font-size="14pt" style:text-underline-style="none" style:text-blinking="false" fo:background-color="#ffffff" loext:char-shading-value="0"/>
    </style:style>
    <style:style style:name="T34" style:family="text">
      <style:text-properties fo:font-variant="normal" fo:text-transform="none" fo:color="#222222" style:text-line-through-style="none" style:text-line-through-type="none" fo:font-size="14pt" style:text-underline-style="none" fo:font-weight="bold" style:text-blinking="false" fo:background-color="#ffffff" loext:char-shading-value="0"/>
    </style:style>
    <style:style style:name="T35" style:family="text">
      <style:text-properties fo:font-variant="normal" fo:text-transform="none" fo:color="#222222" style:text-line-through-style="none" style:text-line-through-type="none" fo:font-size="12pt" style:text-underline-style="none" style:text-blinking="false" fo:background-color="#ffffff" loext:char-shading-value="0"/>
    </style:style>
    <style:style style:name="T36"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37" style:family="text">
      <style:text-properties fo:font-variant="normal" fo:text-transform="none" fo:color="#222222" style:text-line-through-style="none" style:text-line-through-type="none" fo:font-size="11pt" style:text-underline-style="none" style:text-blinking="false" fo:background-color="#ffffff" loext:char-shading-value="0"/>
    </style:style>
    <style:style style:name="T38" style:family="text">
      <style:text-properties fo:font-variant="normal" fo:text-transform="none" fo:color="#222222" style:text-line-through-style="none" style:text-line-through-type="none" style:font-name="Times new roman" fo:font-size="14pt" fo:font-style="normal" style:text-underline-style="none" fo:font-weight="normal" style:text-blinking="false" fo:background-color="#ffffff" loext:char-shading-value="0" style:font-style-asian="normal" style:font-style-complex="normal"/>
    </style:style>
    <style:style style:name="T39" style:family="text">
      <style:text-properties fo:font-variant="normal" fo:text-transform="none" fo:color="#0000ff"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tyle-asian="normal" style:font-style-complex="normal"/>
    </style:style>
    <style:style style:name="T40" style:family="text">
      <style:text-properties fo:font-variant="normal" fo:text-transform="none" fo:color="#0000ff"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tyle-asian="normal" style:font-style-complex="normal"/>
    </style:style>
    <style:style style:name="T41" style:family="text">
      <style:text-properties fo:font-variant="normal" fo:text-transform="none" fo:color="#0000ff" style:text-line-through-style="none" style:text-line-through-type="none" style:font-name="Times new roman" fo:font-size="16pt" fo:font-style="normal" style:text-underline-style="solid" style:text-underline-width="auto" style:text-underline-color="font-color" fo:font-weight="normal" style:text-blinking="false" fo:background-color="transparent" loext:char-shading-value="0" style:font-style-asian="normal" style:font-style-complex="normal"/>
    </style:style>
    <style:style style:name="T42" style:family="text">
      <style:text-properties fo:font-variant="normal" fo:text-transform="none" fo:color="#0000ff" style:text-line-through-style="none" style:text-line-through-type="none" style:font-name="Times new roman" fo:font-size="14pt" fo:font-style="normal" style:text-underline-style="solid" style:text-underline-width="auto" style:text-underline-color="font-color" fo:font-weight="normal" style:text-blinking="false" fo:background-color="transparent" loext:char-shading-value="0" style:font-style-asian="normal" style:font-style-complex="normal"/>
    </style:style>
    <style:style style:name="T43" style:family="text">
      <style:text-properties fo:font-variant="normal" fo:text-transform="none" fo:color="#0000ff" style:text-line-through-style="none" style:text-line-through-type="none" style:font-name="Times new roman" fo:font-size="14pt" fo:font-style="normal" style:text-underline-style="solid" style:text-underline-width="auto" style:text-underline-color="font-color" fo:font-weight="bold" style:text-blinking="false" fo:background-color="transparent" loext:char-shading-value="0" style:font-style-asian="normal" style:font-style-complex="normal"/>
    </style:style>
    <style:style style:name="T44" style:family="text">
      <style:text-properties fo:font-size="16pt" fo:background-color="transparent" loext:char-shading-value="0"/>
    </style:style>
    <style:style style:name="T45" style:family="text">
      <style:text-properties fo:font-size="16pt" fo:font-weight="bold" fo:background-color="transparent" loext:char-shading-value="0"/>
    </style:style>
    <style:style style:name="T46" style:family="text">
      <style:text-properties fo:background-color="transparent" loext:char-shading-value="0"/>
    </style:style>
    <style:style style:name="T47" style:family="text">
      <style:text-properties officeooo:rsid="00147fe4" fo:background-color="transparent" loext:char-shading-value="0"/>
    </style:style>
    <style:style style:name="T48" style:family="text">
      <style:text-properties fo:color="#007020" fo:font-weight="bold" fo:background-color="transparent" loext:char-shading-value="0"/>
    </style:style>
    <style:style style:name="T49" style:family="text">
      <style:text-properties fo:color="#404040" fo:background-color="transparent" loext:char-shading-value="0"/>
    </style:style>
    <style:style style:name="T50" style:family="text">
      <style:text-properties fo:color="#06287e" fo:background-color="transparent" loext:char-shading-value="0"/>
    </style:style>
    <style:style style:name="T51" style:family="text">
      <style:text-properties fo:font-weight="bold" fo:background-color="transparent" loext:char-shading-value="0"/>
    </style:style>
    <style:style style:name="T52" style:family="text">
      <style:text-properties fo:font-weight="bold" fo:background-color="#fff200" loext:char-shading-value="0"/>
    </style:style>
    <style:style style:name="T53" style:family="text">
      <style:text-properties fo:font-size="14pt" fo:font-weight="bold"/>
    </style:style>
    <style:style style:name="T54" style:family="text">
      <style:text-properties fo:font-size="14pt" fo:font-weight="bold" fo:background-color="transparent" loext:char-shading-value="0"/>
    </style:style>
    <style:style style:name="T55" style:family="text">
      <style:text-properties fo:font-size="14pt" fo:font-weight="normal" fo:background-color="transparent" loext:char-shading-value="0"/>
    </style:style>
    <style:style style:name="T56" style:family="text">
      <style:text-properties fo:font-size="14pt" style:font-size-asian="14pt" style:font-size-complex="14pt"/>
    </style:style>
    <style:style style:name="T57" style:family="text">
      <style:text-properties fo:font-size="14pt" officeooo:rsid="00147fe4" style:font-size-asian="14pt" style:font-size-complex="14pt"/>
    </style:style>
    <style:style style:name="T58" style:family="text">
      <style:text-properties fo:font-size="14pt" style:text-underline-style="none" officeooo:rsid="00147fe4" style:font-size-asian="14pt" style:font-size-complex="14pt"/>
    </style:style>
    <style:style style:name="T59" style:family="text">
      <style:text-properties fo:background-color="#ffffff" loext:char-shading-value="0"/>
    </style:style>
    <style:style style:name="T60" style:family="text">
      <style:text-properties officeooo:rsid="00147fe4"/>
    </style:style>
    <style:style style:name="T61" style:family="text">
      <style:text-properties style:text-underline-style="none"/>
    </style:style>
    <style:style style:name="T62" style:family="text">
      <style:text-properties style:text-underline-style="none" officeooo:rsid="001676e1"/>
    </style:style>
    <style:style style:name="T63" style:family="text">
      <style:text-properties officeooo:rsid="0014bf6f"/>
    </style:style>
    <style:style style:name="T64" style:family="text">
      <style:text-properties officeooo:rsid="00160cd2"/>
    </style:style>
    <style:style style:name="T65" style:family="text">
      <style:text-properties officeooo:rsid="001676e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hase <text:span text:style-name="T1">2</text:span>:</text:p>
      <text:p text:style-name="P8"/>
      <text:p text:style-name="P95"/>
      <text:p text:style-name="P97">Object Detection Using Single Shot Detector</text:p>
      <text:p text:style-name="P4"/>
      <text:p text:style-name="P4"/>
      <text:p text:style-name="P4"/>
      <text:p text:style-name="P4">Technical Documentation</text:p>
      <text:p text:style-name="P7">TABLE OF CONTENTS</text:p>
      <text:p text:style-name="P1">0<text:tab/><text:span text:style-name="T2">Phase 2 : OVERVIEW</text:span><text:tab/><text:span text:style-name="T60">3</text:span></text:p>
      <text:p text:style-name="P98"/>
      <text:p text:style-name="P1">1<text:tab/>Introduction <text:span text:style-name="T11">TO SSD</text:span><text:tab/><text:span text:style-name="T63">4</text:span></text:p>
      <text:p text:style-name="P98"/>
      <text:p text:style-name="P2"><text:span text:style-name="T3">2<text:tab/></text:span><text:span text:style-name="T4">INSTALLATIO</text:span><text:span text:style-name="T8">N</text:span><text:span text:style-name="T3"><text:tab/></text:span><text:span text:style-name="T9">6</text:span></text:p>
      <text:p text:style-name="P5"><text:span text:style-name="T3">2.1<text:tab/></text:span><text:span text:style-name="T4">Package Installation</text:span><text:span text:style-name="T3"><text:tab/></text:span><text:span text:style-name="T9">6</text:span></text:p>
      <text:p text:style-name="P5"><text:span text:style-name="T3">2.2<text:tab/></text:span><text:span text:style-name="T4">Downloading TF models</text:span><text:span text:style-name="T3"><text:tab/>7</text:span></text:p>
      <text:p text:style-name="P6">2.3 <text:tab/><text:span text:style-name="T11">Protobuf Installation……………………</text:span>..…………………………………………………<text:span text:style-name="T63">7</text:span></text:p>
      <text:p text:style-name="P5"><text:span text:style-name="T3">2.</text:span><text:span text:style-name="T5">4</text:span><text:span text:style-name="T3"><text:tab/></text:span><text:span text:style-name="T4">COCO API Installation</text:span><text:span text:style-name="T3"><text:tab/></text:span><text:span text:style-name="T9">8</text:span></text:p>
      <text:p text:style-name="P5"><text:span text:style-name="T9"/></text:p>
      <text:p text:style-name="P101"><text:span text:style-name="T64">3</text:span> <text:s text:c="9"/>creating tf records………………………………………………………………...<text:span text:style-name="T63">10</text:span></text:p>
      <text:p text:style-name="P5"><text:span text:style-name="T10">3</text:span><text:span text:style-name="T3">.1<text:tab/></text:span><text:span text:style-name="T7">Converting .xml to .csv</text:span><text:span text:style-name="T3"><text:tab/></text:span><text:span text:style-name="T9">10</text:span></text:p>
      <text:p text:style-name="P5"><text:span text:style-name="T10">3</text:span><text:span text:style-name="T3">.2<text:tab/></text:span><text:span text:style-name="T7">Converting .csv to .record</text:span><text:span text:style-name="T3"><text:tab/></text:span><text:span text:style-name="T9">10</text:span></text:p>
      <text:p text:style-name="P98"/>
      <text:p text:style-name="P3"><text:span text:style-name="T64">4</text:span><text:tab/><text:span text:style-name="T2">Configuring training pipeline</text:span><text:tab/><text:span text:style-name="T63">11</text:span></text:p>
      <text:p text:style-name="P3"><text:span text:style-name="T64">5</text:span><text:tab/><text:span text:style-name="T2">model training </text:span><text:tab/><text:span text:style-name="T63">12</text:span></text:p>
      <text:p text:style-name="P3"><text:span text:style-name="T64">6</text:span><text:tab/><text:span text:style-name="T2">evaluation</text:span><text:tab/><text:span text:style-name="T63">14</text:span></text:p>
      <text:p text:style-name="P3"><text:span text:style-name="T64">7</text:span><text:tab/><text:span text:style-name="T2">conclusion</text:span><text:tab/><text:span text:style-name="T63">15</text:span></text:p>
      <text:p text:style-name="P100"/>
      <text:p text:style-name="P28"><text:span text:style-name="T12">  </text:span><text:span text:style-name="T25"> </text:span><text:span text:style-name="T27">Overvie</text:span><text:span text:style-name="T28">w</text:span><text:span text:style-name="T29"> <text:s text:c="62"/></text:span><text:span text:style-name="T32"><text:page-number text:select-page="current">3</text:page-number></text:span><text:span text:style-name="T29"><text:s text:c="15"/></text:span></text:p>
      <text:p text:style-name="P13"/>
      <text:p text:style-name="P15">In this documentation, we are going to discuss brief knowledge about Object Detection and learn the whole procedure to run any objection detection model into a Linux based system. </text:p>
      <text:p text:style-name="P26"><text:span text:style-name="T33">Object detection is a computer technology related to computer vision and image processing that deals with detecting instances of semantic objects of a certain class in digital images and videos. Well-researched domains of object detection include face detection and pedestrian detection</text:span><text:span text:style-name="T35">.</text:span></text:p>
      <text:p text:style-name="P23">As declared this documentation is for the Linux based System, we will discuss each and every point clearly about the installation needed to train and evaluate the model.</text:p>
      <text:p text:style-name="P15">Our model is based on the technique called SSD for Object Detection. So, we are going to know the details related to this topic in next topic.</text:p>
      <text:p text:style-name="P14"><text:line-break/></text:p>
      <text:p text:style-name="P10"/>
      <text:p text:style-name="P10"/>
      <text:p text:style-name="P10"/>
      <text:p text:style-name="P10"/>
      <text:p text:style-name="P10"/>
      <text:p text:style-name="P12"><text:soft-page-break/><text:s text:c="81"/><text:span text:style-name="T57">4</text:span></text:p>
      <text:p text:style-name="P11">Introduction to SSD</text:p>
      <text:p text:style-name="P13"/>
      <text:p text:style-name="P15">SSD or Single Shot Detector, SSD is designed for object detection in real-time. As different CNNs  has many bottleneck like:-</text:p>
      <text:p text:style-name="P15">1. Training the data is unwieldy too long.</text:p>
      <text:p text:style-name="P15">2. Training happens in multiple phases (e.g. training reason proposal vs       classifier).</text:p>
      <text:p text:style-name="P15">3. Network is too slow at inference time (i.e when dealing with non-training data).</text:p>
      <text:p text:style-name="P15">Therefore, to address these bottlenecks many architectures were created in these few years , enabling real-time object detection. The most famous ones are YOLO and SSD. We are going to explore SSD in this after understanding this it will be easy to understand YOLO too.</text:p>
      <text:p text:style-name="P15">To better understand SSD, let's start explaining each term of its name:</text:p>
      <text:p text:style-name="P26"><text:span text:style-name="T13">Single Shot-</text:span><text:span text:style-name="T12"> </text:span></text:p>
      <text:p text:style-name="P15">This means that the tasks of object localization and classification are done in a single forward pass of the network.</text:p>
      <text:p text:style-name="P15"/>
      <text:p text:style-name="P17">Multibox-</text:p>
      <text:p text:style-name="P26"><text:span text:style-name="T13"><text:s/></text:span><text:span text:style-name="T15">This is the approach for bounding box regression developed by szegedy.</text:span></text:p>
      <text:p text:style-name="P15"/>
      <text:p text:style-name="P26"><text:span text:style-name="T13">Detector-</text:span><text:span text:style-name="T12"> </text:span></text:p>
      <text:p text:style-name="P15">The network is an object detector that also classifies those detected objects.</text:p>
      <text:p text:style-name="P15"/>
      <text:p text:style-name="P29"><text:soft-page-break/><text:tab/> <text:s text:c="128"/><text:span text:style-name="T60">5</text:span></text:p>
      <text:p text:style-name="P29"><text:tab/>Architecture- </text:p>
      <text:p text:style-name="P30"><text:span text:style-name="T13"><text:tab/></text:span><text:span text:style-name="T15">The VGG-16 architecture is used in SSD because of its best performance in high quality image classification tasks and its popularity for problems where transfer learning helps in improving results. Instead of the original VGG fully connected layers, a set of auxiliary convolutional layers were added, thus enabling to extract features at multiple scales and progressively decrease the size of the input to each subsequent layer.</text:span></text:p>
      <text:p text:style-name="P15">SSD does not use a delegated region proposal network. Instead, it resolves to a very simple method. It computes both the location and class scores using small convolution filters. After extracting the feature maps, SSD applies 3 × 3 convolution filters for each cell to make predictions. (These filters compute the results just like the regular CNN filters.) Each filter outputs 25 channels: 21 scores for each class plus one boundary box.</text:p>
      <text:p text:style-name="P15">Just like Deep Learning, we can start with random predictions and use gradient descent to optimize the model. However, during the initial training, the model may fight with each other to determine what shapes (pedestrians or cars) to be optimized for which predictions.</text:p>
      <text:p text:style-name="P18">For more resources</text:p>
      <text:list xml:id="list4260850553" text:style-name="L1">
        <text:list-item>
          <text:p text:style-name="P24"><text:a xlink:type="simple" xlink:href="https://towardsdatascience.com/understanding-ssd-multibox-real-time-object-detection-in-deep-learning-495ef744fab" text:style-name="Internet_20_link" text:visited-style-name="Visited_20_Internet_20_Link"><text:span text:style-name="T39">https://towardsdatascience.com/understanding-ssd-multibox-real-time-object-detection-in-deep-learning-495ef744fab</text:span></text:a></text:p>
        </text:list-item>
        <text:list-item>
          <text:p text:style-name="P24"><text:a xlink:type="simple" xlink:href="https://towardsdatascience.com/review-ssd-single-shot-detector-object-detection-851a94607d11" text:style-name="Internet_20_link" text:visited-style-name="Visited_20_Internet_20_Link"><text:span text:style-name="T39">https://towardsdatascience.com/review-ssd-single-shot-detector-object-detection-851a94607d11</text:span></text:a></text:p>
        </text:list-item>
        <text:list-item>
          <text:p text:style-name="P24"><text:a xlink:type="simple" xlink:href="https://medium.com/@jonathan_hui/ssd-object-detection-single-shot-multibox-detector-for-real-time-processing-9bd8deac0e06" text:style-name="Internet_20_link" text:visited-style-name="Visited_20_Internet_20_Link"><text:span text:style-name="T39">https://medium.com/@jonathan_hui/ssd-object-detection-single-shot-multibox-detector-for-real-time-processing-9bd8deac0e06</text:span></text:a></text:p>
        </text:list-item>
        <text:list-item>
          <text:p text:style-name="P24"><text:a xlink:type="simple" xlink:href="https://arxiv.org/abs/1611.10012" text:style-name="Internet_20_link" text:visited-style-name="Visited_20_Internet_20_Link"><text:span text:style-name="T39">https://arxiv.org/abs/1611.10012</text:span></text:a></text:p>
        </text:list-item>
      </text:list>
      <text:p text:style-name="P13"/>
      <text:p text:style-name="P19"/>
      <text:p text:style-name="P40"/>
      <text:p text:style-name="P41"><text:soft-page-break/>Installation<text:span text:style-name="T61"> <text:s text:c="78"/></text:span><text:span text:style-name="T58">6</text:span></text:p>
      <text:p text:style-name="P13"/>
      <text:p text:style-name="P15">Installation of TensorFlow for gpu , cpu and NVIDIA Drivers and Toolkit is defined in our last version of documentation which is related to image classification on the CIFAR10 model. Link of that documentation is below: -</text:p>
      <text:p text:style-name="P13"/>
      <text:p text:style-name="P21">Package Installation</text:p>
      <text:p text:style-name="P26"><text:span text:style-name="T17">After creating new virtual environment, we had to install some packages before installing different models. So given below are the few packages to install only we have to do is change the package name after </text:span><text:span text:style-name="T18">python3 -m pip install &lt;package name&gt; &lt;=version&gt;.</text:span></text:p>
      <text:list xml:id="list4191181127" text:style-name="L2">
        <text:list-item>
          <text:p text:style-name="P32">python3 -m pip install pillow</text:p>
        </text:list-item>
        <text:list-item>
          <text:p text:style-name="P32">python3 -m pip install lxml</text:p>
        </text:list-item>
        <text:list-item>
          <text:p text:style-name="P32">python3 -m pip install contextlib2</text:p>
        </text:list-item>
        <text:list-item>
          <text:p text:style-name="P32">python3 -m pip install opencv – python</text:p>
        </text:list-item>
        <text:list-item>
          <text:p text:style-name="P32">python3 -m pip install coco</text:p>
        </text:list-item>
        <text:list-item>
          <text:p text:style-name="P32">python3 -m pip install protobuf - compiler</text:p>
        </text:list-item>
      </text:list>
      <text:p text:style-name="P27"><text:span text:style-name="T12">  </text:span><text:span text:style-name="T13">NOTE: - </text:span><text:span text:style-name="T16">According to different versions of ubuntu, there should be some more packages to install which will be asked to install during these packages install so same process to install them also as written above. Ex: Like in coco installation it is asked to install crontab.</text:span></text:p>
      <text:p text:style-name="P15"/>
      <text:p text:style-name="P22">Test of Installation</text:p>
      <text:p text:style-name="P16">As there is important to crosscheck what we did till now is correct or not. As above installation codes are correct otherwise, we can’t proceed ahead but to check we </text:p>
      <text:p text:style-name="P16"/>
      <text:p text:style-name="P16"><text:soft-page-break/><text:s text:c="138"/><text:span text:style-name="T60">7</text:span></text:p>
      <text:p text:style-name="P16">provided few codes in this we are just trying to run some basic code of TensorFlow to check it is working or not.</text:p>
      <text:list xml:id="list1102722940" text:style-name="L3">
        <text:list-item>
          <text:p text:style-name="P33">python3</text:p>
        </text:list-item>
        <text:list-item>
          <text:p text:style-name="P33">import tensorflow as tf</text:p>
          <text:p text:style-name="P33"/>
        </text:list-item>
      </text:list>
      <text:p text:style-name="P27"><text:span text:style-name="T12">   </text:span><text:span text:style-name="T30">Downloading of TensorFlow Models</text:span><text:span text:style-name="T26">         </text:span></text:p>
      <text:p text:style-name="P27"><text:span text:style-name="T25">   </text:span><text:span text:style-name="T16">Now it’s time to clone our TensorFlow models for the all the tasks to be done in this object detection models.</text:span></text:p>
      <text:list xml:id="list2181840309" text:style-name="L4">
        <text:list-item>
          <text:p text:style-name="P49"><text:span text:style-name="T19">git clone </text:span><text:a xlink:type="simple" xlink:href="https://github.com/tensorflow/models.git" text:style-name="Internet_20_link" text:visited-style-name="Visited_20_Internet_20_Link"><text:span text:style-name="T40">https://github.com/tensorflow/models.git</text:span></text:a></text:p>
        </text:list-item>
      </text:list>
      <text:p text:style-name="P50"/>
      <text:p text:style-name="P21">Protobuf Installation</text:p>
      <text:p text:style-name="P15">The TensorFlow Object Detection API uses protobufs to configure models and training parameters. Therefore, we have to install protobuf for it so first make a path to the research directory via models.</text:p>
      <text:list xml:id="list1574988477" text:style-name="L5">
        <text:list-item>
          <text:p text:style-name="P34">Move to the research directory (cd/models/research) and compile the Protobuf libraries as follows: -</text:p>
        </text:list-item>
      </text:list>
      <text:p text:style-name="P89"><text:span text:style-name="T15">First make a directory of </text:span><text:span text:style-name="T13">protoc_3.0</text:span></text:p>
      <text:list xml:id="list922888571" text:style-name="L6">
        <text:list-item>
          <text:p text:style-name="P35">mkdir protoc_3.0</text:p>
        </text:list-item>
      </text:list>
      <text:p text:style-name="P90">Then move inside the directory.</text:p>
      <text:list xml:id="list4070277962" text:style-name="L7">
        <text:list-item>
          <text:p text:style-name="P36">cd protoc_3.0</text:p>
        </text:list-item>
      </text:list>
      <text:p text:style-name="P90">Inside the directory we have to install the latest protobuf according to our use.</text:p>
      <text:list xml:id="list2877115522" text:style-name="L8">
        <text:list-item>
          <text:p text:style-name="P51"><text:span text:style-name="T20"/></text:p>
        </text:list-item>
        <text:list-item>
          <text:p text:style-name="P51"><text:span text:style-name="T20"/></text:p>
          <text:p text:style-name="P51"><text:soft-page-break/><text:span text:style-name="T20"><text:s text:c="130"/></text:span><text:span text:style-name="T21">8</text:span></text:p>
        </text:list-item>
        <text:list-item>
          <text:p text:style-name="P51"><text:span text:style-name="T20">wget </text:span><text:a xlink:type="simple" xlink:href="https://github.com/google/protobuf/releases/download/v3.0.0/protoc-3.0.0-linux-x86_64.zip" text:style-name="Internet_20_link" text:visited-style-name="Visited_20_Internet_20_Link"><text:span text:style-name="T41">https://github.com/google/protobuf/releases/download/v3.0.0/protoc-3.0.0-linux-x86_64.zip</text:span></text:a></text:p>
        </text:list-item>
        <text:list-item>
          <text:p text:style-name="P37">unzip protobuf.zip</text:p>
        </text:list-item>
      </text:list>
      <text:p text:style-name="P90">After unzipping the zipped file we have to run the following code given below</text:p>
      <text:list xml:id="list3870663885" text:style-name="L9">
        <text:list-item>
          <text:p text:style-name="P38">Add libraries to PYTHONPATH—export PYTHONPATH= $PYHTONPATH:’pwd’:’pwd’/slim</text:p>
        </text:list-item>
      </text:list>
      <text:p text:style-name="P13"/>
      <text:p text:style-name="P90">As TensorFlow models are core package for object detection, it’s convenient to add specific folder to our environment variables.</text:p>
      <text:list xml:id="list3714234370" text:style-name="L10">
        <text:list-item>
          <text:p text:style-name="P42"><text:span text:style-name="T44">./protoc_3.0/bin/protoc object_detection/protos/*.proto </text:span><text:span text:style-name="T46">–</text:span><text:span text:style-name="T44">python out=.</text:span></text:p>
        </text:list-item>
      </text:list>
      <text:p text:style-name="P13"/>
      <text:p text:style-name="P91">Setup completion</text:p>
      <text:list xml:id="list1778656450" text:style-name="L11">
        <text:list-item>
          <text:p text:style-name="P39">python setup.py build</text:p>
        </text:list-item>
        <text:list-item>
          <text:p text:style-name="P39">python setup.py install</text:p>
        </text:list-item>
      </text:list>
      <text:p text:style-name="P13"/>
      <text:p text:style-name="P91">Testing the Installation</text:p>
      <text:list xml:id="list3511749490" text:style-name="L12">
        <text:list-item>
          <text:p text:style-name="P43">python object_detection/builders/model_builder_test.py</text:p>
        </text:list-item>
      </text:list>
      <text:p text:style-name="P13"/>
      <text:p text:style-name="P21">COCO API Installation(optional)</text:p>
      <text:p text:style-name="P26"><text:span text:style-name="T13">Coco </text:span><text:span text:style-name="T15">is a large image dataset designed for object detection, segmentation, person keypoints detection and caption generation. This package provides Matlab, Python and Lua APIs that assists in loading, parsing, and visualizing the annotations in</text:span><text:span text:style-name="T12"> </text:span><text:span text:style-name="T13">COCO.</text:span></text:p>
      <text:p text:style-name="P25"><text:soft-page-break/><text:span text:style-name="T20"><text:tab/><text:tab/><text:tab/><text:tab/><text:tab/><text:tab/><text:tab/><text:tab/><text:tab/><text:tab/><text:tab/><text:tab/><text:tab/> <text:s text:c="7"/></text:span><text:span text:style-name="T21">9</text:span></text:p>
      <text:p text:style-name="P25"><text:span text:style-name="T20">For COCO API installation I am providing you a video link(</text:span><text:a xlink:type="simple" xlink:href="https://www.youtube.com/watch?v=COlbP62-B-U&amp;feature=youtu.be&amp;t=7m23s" text:style-name="Internet_20_link" text:visited-style-name="Visited_20_Internet_20_Link"><text:span text:style-name="T39">https://www.youtube.com/watch?v=COlbP62-B-U HYPERLINK "https://www.youtube.com/watch?v=COlbP62-B-U&amp;feature=youtu.be&amp;t=7m23s" HYPERLINK "https://www.youtube.com/watch?v=COlbP62-B-U HYPERLINK "https://www.youtube.com/watch?v=COlbP62-B-U&amp;feature=youtu.be&amp;t=7m23s"&amp; HYPERLINK "https://www.youtube.com/watch?v=COlbP62-B-U&amp;feature=youtu.be&amp;t=7m23s"feature=youtu.be HYPERLINK "https://www.youtube.com/watch?v=COlbP62-B-U&amp;feature=youtu.be&amp;t=7m23s"&amp; HYPERLINK "https://www.youtube.com/watch?v=COlbP62-B-U&amp;feature=youtu.be&amp;t=7m23s"t=7m23s" HYPERLINK "https://www.youtube.com/watch?v=COlbP62-B-U&amp;feature=youtu.be&amp;t=7m23s"&amp; HYPERLINK "https://www.youtube.com/watch?v=COlbP62-B-U&amp;feature=youtu.be&amp;t=7m23s" HYPERLINK "https://www.youtube.com/watch?v=COlbP62-B-U HYPERLINK "https://www.youtube.com/watch?v=COlbP62-B-U&amp;feature=youtu.be&amp;t=7m23s"&amp; HYPERLINK "https://www.youtube.com/watch?v=COlbP62-B-U&amp;feature=youtu.be&amp;t=7m23s"feature=youtu.be HYPERLINK "https://www.youtube.com/watch?v=COlbP62-B-U&amp;feature=youtu.be&amp;t=7m23s"&amp; HYPERLINK "https://www.youtube.com/watch?v=COlbP62-B-U&amp;feature=youtu.be&amp;t=7m23s"t=7m23s" HYPERLINK "https://www.youtube.com/watch?v=COlbP62-B-U&amp;feature=youtu.be&amp;t=7m23s"feature=youtu.be HYPERLINK "https://www.youtube.com/watch?v=COlbP62-B-U&amp;feature=youtu.be&amp;t=7m23s" HYPERLINK "https://www.youtube.com/watch?v=COlbP62-B-U HYPERLINK "https://www.youtube.com/watch?v=COlbP62-B-U&amp;feature=youtu.be&amp;t=7m23s"&amp; HYPERLINK "https://www.youtube.com/watch?v=COlbP62-B-U&amp;feature=youtu.be&amp;t=7m23s"feature=youtu.be HYPERLINK "https://www.youtube.com/watch?v=COlbP62-B-U&amp;feature=youtu.be&amp;t=7m23s"&amp; HYPERLINK "https://www.youtube.com/watch?v=COlbP62-B-U&amp;feature=youtu.be&amp;t=7m23s"t=7m23s" HYPERLINK "https://www.youtube.com/watch?v=COlbP62-B-U&amp;feature=youtu.be&amp;t=7m23s"&amp; HYPERLINK "https://www.youtube.com/watch?v=COlbP62-B-U&amp;feature=youtu.be&amp;t=7m23s" HYPERLINK "https://www.youtube.com/watch?v=COlbP62-B-U HYPERLINK "https://www.youtube.com/watch?v=COlbP62-B-U&amp;feature=youtu.be&amp;t=7m23s"&amp; HYPERLINK "https://www.youtube.com/watch?v=COlbP62-B-U&amp;feature=youtu.be&amp;t=7m23s"feature=youtu.be HYPERLINK "https://www.youtube.com/watch?v=COlbP62-B-U&amp;feature=youtu.be&amp;t=7m23s"&amp; HYPERLINK "https://www.youtube.com/watch?v=COlbP62-B-U&amp;feature=youtu.be&amp;t=7m23s"t=7m23s" HYPERLINK "https://www.youtube.com/watch?v=COlbP62-B-U&amp;feature=youtu.be&amp;t=7m23s"t=7m23s</text:span></text:a><text:span text:style-name="T20">) by which we can easily understand the installation process.</text:span></text:p>
      <text:p text:style-name="P15">In our model, we have created our own dataset for training and testing purpose. So, after this whole process of data conversion from .xml to .csv and .csv to .record is written. </text:p>
      <text:p text:style-name="P13"/>
      <text:p text:style-name="P86"><text:span text:style-name="T25"> </text:span></text:p>
      <text:p text:style-name="P86"><text:soft-page-break/><text:span text:style-name="T25"> </text:span><text:span text:style-name="T30">Creating Tfrecord files</text:span></text:p>
      <text:p text:style-name="P13"><text:tab/><text:tab/><text:tab/><text:tab/><text:tab/><text:tab/><text:tab/><text:tab/><text:tab/><text:tab/><text:tab/><text:tab/><text:tab/> <text:s text:c="6"/><text:span text:style-name="T57">10</text:span></text:p>
      <text:list xml:id="list707678023" text:style-name="L13">
        <text:list-item>
          <text:p text:style-name="P56">For the purpose of training and testing, Divide images into two new different folders Train and Test. Divide the total number of images in your required ratio. Most of the times the ratio should be 80:20 and 90:10 if the number of images is 100. </text:p>
        </text:list-item>
      </text:list>
      <text:p text:style-name="P13"/>
      <text:p text:style-name="P83">Converting  .xml to .csv   </text:p>
      <text:p text:style-name="P13"/>
      <text:list xml:id="list3221405674" text:style-name="L14">
        <text:list-item>
          <text:p text:style-name="P52"><text:span text:style-name="T20">make a file ‘xml_to csv.py’ by using  ‘gedit’ in terminal and paste code from ( </text:span><text:a xlink:type="simple" xlink:href="https://tensorflow-object-detection-api-tutorial.readthedocs.io/en/latest/training.html#converting-xml-to-csv" text:style-name="Internet_20_link" text:visited-style-name="Visited_20_Internet_20_Link"><text:span text:style-name="T42">https://tensorflow-object-detection-api-tutorial.readthedocs.io/en/latest/training.html#converting-xml-to-csv</text:span></text:a><text:span text:style-name="T20">)</text:span></text:p>
        </text:list-item>
      </text:list>
      <text:p text:style-name="P78"> </text:p>
      <text:p text:style-name="P81">To Create train data:</text:p>
      <text:list xml:id="list3541280360" text:style-name="L15">
        <text:list-item>
          <text:p text:style-name="P61">python3 xml_to_csv.py -i [PATH_TO_IMAGES_FOLDER]/train -o [PATH_TO_ANNOTATIONS_FOLDER]/train_labels.csv</text:p>
        </text:list-item>
      </text:list>
      <text:p text:style-name="P79">     </text:p>
      <text:p text:style-name="P87"><text:span text:style-name="T12"> </text:span><text:span text:style-name="T24">To Create test data:</text:span></text:p>
      <text:list xml:id="list1783801615" text:style-name="L16">
        <text:list-item>
          <text:p text:style-name="P62">python3 xml_to_csv.py -i [PATH_TO_IMAGES_FOLDER]/test -o [PATH_TO_ANNOTATIONS_FOLDER]/test_labels.csv</text:p>
        </text:list-item>
      </text:list>
      <text:p text:style-name="P13"/>
      <text:p text:style-name="P92"><text:span text:style-name="T25">         </text:span><text:span text:style-name="T31">Converting from .csv to .record</text:span></text:p>
      <text:list xml:id="list3679622162" text:style-name="L17">
        <text:list-item>
          <text:p text:style-name="P44"><text:span text:style-name="T20">make a file ‘generate_tfrecord.py’ by using  ‘gedit’ in terminal and paste code from ( </text:span><text:a xlink:type="simple" xlink:href="https://tensorflow-object-detection-api-tutorial.readthedocs.io/en/latest/training.html#converting-from-csv-to-record" text:style-name="Internet_20_link" text:visited-style-name="Visited_20_Internet_20_Link"><text:span text:style-name="T42">https://tensorflow-object-detection-api-tutorial.readthedocs.io/en/latest/training.html#converting-from-csv-to-record</text:span></text:a><text:span text:style-name="T19"> </text:span><text:span text:style-name="T20">)</text:span></text:p>
        </text:list-item>
        <text:list-item>
          <text:p text:style-name="P46"><text:soft-page-break/>set image path in main function for train images and test images ( path = os.path.join(os.getcwd(), FLAGS.img_path) ) change ‘  FLAGS.img_path’  to image directories.</text:p>
        </text:list-item>
      </text:list>
      <text:p text:style-name="P13"><text:tab/><text:tab/><text:tab/><text:tab/><text:tab/><text:tab/><text:tab/><text:tab/><text:tab/><text:tab/><text:tab/><text:tab/> <text:s text:c="17"/><text:span text:style-name="T57">11</text:span></text:p>
      <text:list xml:id="list1947538785" text:style-name="L18">
        <text:list-item>
          <text:p text:style-name="P45"><text:span text:style-name="T46">for error (TypeError: None has type NoneType, but expected one of: int, long)   goto ( </text:span><text:span text:style-name="T48">def</text:span><text:span text:style-name="T49"> </text:span><text:span text:style-name="T50">class_text_to_int</text:span><text:span text:style-name="T49">(row_label):</text:span><text:span text:style-name="T46"> ) and return 0 for ‘else’ block.</text:span></text:p>
        </text:list-item>
      </text:list>
      <text:p text:style-name="P13"/>
      <text:list xml:id="list1408731256" text:style-name="L19">
        <text:list-item>
          <text:p text:style-name="P47">python3 generate_tfrecord.py --label= &lt;LABEL&gt; --csv_input=train_labels.csv  --output_path=train.record</text:p>
        </text:list-item>
      </text:list>
      <text:p text:style-name="P13"/>
      <text:list xml:id="list664061297" text:style-name="L20">
        <text:list-item>
          <text:p text:style-name="P48">python3 generate_tfrecord.py --label= &lt;LABEL&gt; --csv_input=test_labels.csv  --output_path=test.record</text:p>
        </text:list-item>
      </text:list>
      <text:p text:style-name="P13"/>
      <text:p text:style-name="P19">Configuring a Training Pipeline</text:p>
      <text:p text:style-name="P26"><text:span text:style-name="T33">A </text:span><text:span text:style-name="T34">machine learning pipeline</text:span><text:span text:style-name="T36"> </text:span><text:span text:style-name="T33">is used to help automate </text:span><text:span text:style-name="T34">machine learning</text:span><text:span text:style-name="T36"> </text:span><text:span text:style-name="T33">workflows. They operate by enabling a sequence of data to be transformed and correlated together in a model that can be tested and evaluated to achieve an outcome, whether positive or negative</text:span><text:span text:style-name="T37">.</text:span></text:p>
      <text:p text:style-name="P25"><text:span text:style-name="T38">In this model, we are going to reuse one of the pre-trained models to train our model. If you would try to run a new model then have a look at </text:span><text:a xlink:type="simple" xlink:href="https://github.com/tensorflow/models/blob/master/research/object_detection/g3doc/configuring_jobs.md" text:style-name="Internet_20_link" text:visited-style-name="Visited_20_Internet_20_Link"><text:span text:style-name="T39">https://github.com/tensorflow/models/blob/master/research/object_detection/g3doc/configuring_jobs.md</text:span></text:a></text:p>
      <text:p text:style-name="P25"><text:span text:style-name="T20">In this we are going to use ssd_inception_v2_coco to train our model due to its speed and mAP. If you want to use a  different models then have a look at this list </text:span><text:a xlink:type="simple" xlink:href="https://github.com/tensorflow/models/blob/master/research/object_detection/g3doc/detection_model_zoo.md#coco-trained-models-coco-models" text:style-name="Internet_20_link" text:visited-style-name="Visited_20_Internet_20_Link"><text:span text:style-name="T39">https://github.com/tensorflow/models/blob/master/research/object_detection/g3doc/detection_model_zoo.md#coco-trained-models-coco-models</text:span></text:a></text:p>
      <text:p text:style-name="P15"><text:soft-page-break/>First of all, we need to get ourselves a same pipeline configuration file we want to use so download it from the link given just above.</text:p>
      <text:p text:style-name="P15"/>
      <text:p text:style-name="P15"/>
      <text:p text:style-name="P15"><text:tab/><text:tab/><text:tab/><text:tab/><text:tab/><text:tab/><text:tab/><text:tab/><text:tab/><text:tab/><text:tab/><text:tab/><text:tab/> <text:s text:c="5"/><text:span text:style-name="T60">12</text:span></text:p>
      <text:p text:style-name="P15">The file downloaded will be on tar.gz format then uncompress it to have access to files inside this and go through the code of pre-trained model then do the changes in the code you want to do like changing the value of num-classes, decay factor etc.</text:p>
      <text:p text:style-name="P13"/>
      <text:p text:style-name="P20"/>
      <text:p text:style-name="P20">Model Training</text:p>
      <text:p text:style-name="P13"/>
      <text:list xml:id="list3502741975" text:style-name="L21">
        <text:list-item>
          <text:p text:style-name="P63"><text:span text:style-name="T46">goto </text:span><text:span text:style-name="T51">cd models/research</text:span></text:p>
        </text:list-item>
        <text:list-item>
          <text:p text:style-name="P70">export PYTHONPATH=$PYTHONPATH:`pwd`:`pwd`/slim</text:p>
        </text:list-item>
        <text:list-item>
          <text:p text:style-name="P70">./protoc_3.0/bin/protoc object_detection/protos/*.proto –-python_out=.</text:p>
        </text:list-item>
        <text:list-item>
          <text:p text:style-name="P64"><text:span text:style-name="T46">goto </text:span><text:span text:style-name="T51">cd object_detection</text:span></text:p>
        </text:list-item>
      </text:list>
      <text:p text:style-name="P13"/>
      <text:list xml:id="list187393032" text:style-name="L22">
        <text:list-item>
          <text:p text:style-name="P57">Download the  SSD network (we use ssd_mobilenet_v2_quantized_300x300_coco_2019_01_03.tar.gz )</text:p>
        </text:list-item>
      </text:list>
      <text:p text:style-name="P13"/>
      <text:list xml:id="list851493058" text:style-name="L23">
        <text:list-item>
          <text:p text:style-name="P53"><text:span text:style-name="T22">wget </text:span><text:a xlink:type="simple" xlink:href="http://download.tensorflow.org/models/object_detection/ssd_mobilenet_v2_quantized_300x300_coco_2019_01_03.tar.gz" text:style-name="Internet_20_link" text:visited-style-name="Visited_20_Internet_20_Link"><text:span text:style-name="T43">http://download.tensorflow.org/models/object_detection/ssd_mobilenet_v2_quantized_300x300_coco_2019_01_03.tar.gz</text:span></text:a></text:p>
        </text:list-item>
      </text:list>
      <text:p text:style-name="P13"/>
      <text:list xml:id="list2544003435" text:style-name="L24">
        <text:list-item>
          <text:p text:style-name="P54"><text:soft-page-break/><text:span text:style-name="T20">Extract a file run a command  </text:span><text:span text:style-name="T22">tar xvzf </text:span><text:a xlink:type="simple" xlink:href="http://download.tensorflow.org/models/object_detection/ssd_mobilenet_v2_quantized_300x300_coco_2019_01_03.tar.gz" text:style-name="Internet_20_link" text:visited-style-name="Visited_20_Internet_20_Link"><text:span text:style-name="T23">ssd_mobilenet_v2_quantized_300x300_coco_2019_01_03.tar.gz</text:span></text:a></text:p>
        </text:list-item>
      </text:list>
      <text:p text:style-name="P13"/>
      <text:list xml:id="list1220714908" text:style-name="L25">
        <text:list-item>
          <text:p text:style-name="P58">cd training</text:p>
        </text:list-item>
      </text:list>
      <text:p text:style-name="P13"><text:tab/><text:tab/><text:tab/><text:tab/><text:tab/><text:tab/><text:tab/><text:tab/><text:tab/><text:tab/><text:tab/><text:tab/><text:tab/> <text:s text:c="4"/><text:span text:style-name="T56"><text:s text:c="2"/></text:span><text:span text:style-name="T57">13</text:span></text:p>
      <text:list xml:id="list1817777712" text:style-name="L26">
        <text:list-item>
          <text:p text:style-name="P65"><text:span text:style-name="T46">make a same name network config file in </text:span><text:span text:style-name="T51">gedit ssd_mobilenet_v2_quantized_300x300_coco_2019_01_03.config</text:span></text:p>
        </text:list-item>
        <text:list-item>
          <text:p text:style-name="P55"><text:span text:style-name="T20">copy the network code from </text:span><text:a xlink:type="simple" xlink:href="https://github.com/tensorflow/models/blob/master/research/object_detection/samples/configs/ssd_mobilenet_v1_300x300_coco14_sync.config" text:style-name="Internet_20_link" text:visited-style-name="Visited_20_Internet_20_Link"><text:span text:style-name="T43">https://github.com/tensorflow/models/blob/master/research/object_detection/samples/configs/ssd_mobilenet_v1_300x300_coco14_sync.config</text:span></text:a></text:p>
        </text:list-item>
      </text:list>
      <text:p text:style-name="P88"><text:span text:style-name="T15">and paste to your own file</text:span><text:span text:style-name="T12"> </text:span><text:span text:style-name="T13">ssd_mobilenet_v2_quantized_300x300_coco_2019_01_03.config</text:span></text:p>
      <text:list xml:id="list1904850218" text:style-name="L27">
        <text:list-item>
          <text:p text:style-name="P66"><text:span text:style-name="T46">move the </text:span><text:span text:style-name="T51">ssd_mobilenet_v2_quantized_300x300_coco_2019_01_03.config </text:span><text:span text:style-name="T46">to training directory</text:span></text:p>
        </text:list-item>
        <text:list-item>
          <text:p text:style-name="P66"><text:span text:style-name="T51">ope</text:span><text:span text:style-name="T46">n </text:span><text:span text:style-name="T51">ssd_mobilenet_v2_quantized_300x300_coco_2019_01_03.config </text:span><text:span text:style-name="T46">file</text:span></text:p>
        </text:list-item>
        <text:list-item>
          <text:p text:style-name="P66"><text:span text:style-name="T46">if you only want to train for ‘</text:span><text:span text:style-name="T51">Tip</text:span><text:span text:style-name="T46">’ ten (num_classes=1) otherwise equal to number of row_label i.e. 3 in this case</text:span></text:p>
        </text:list-item>
        <text:list-item>
          <text:p text:style-name="P66"><text:span text:style-name="T46">inside config file find </text:span><text:span text:style-name="T51">fine_tune_checkpoint: "</text:span><text:span text:style-name="T52">ssd_mobilenet_v2_quantized_300x300_coco_2019_01_03</text:span><text:span text:style-name="T51">/model.ckpt"   </text:span><text:span text:style-name="T46">below this line there is </text:span><text:span text:style-name="T51">num_steps: 20000 </text:span><text:span text:style-name="T46">you can set as your need. (in my case 20,000 steps)  </text:span></text:p>
        </text:list-item>
        <text:list-item>
          <text:p text:style-name="P71">train_input_reader: {</text:p>
        </text:list-item>
      </text:list>
      <text:p text:style-name="P78">  <text:span text:style-name="T53">tf_record_input_reader {</text:span></text:p>
      <text:p text:style-name="P85"><text:span text:style-name="T12">    </text:span><text:span text:style-name="T13">input_path: "data/</text:span><text:span text:style-name="T14">train.record</text:span><text:span text:style-name="T13">"    # </text:span><text:span text:style-name="T16">train.reecord location</text:span></text:p>
      <text:p text:style-name="P78">  <text:span text:style-name="T53">}</text:span></text:p>
      <text:p text:style-name="P85"><text:span text:style-name="T12">  </text:span><text:span text:style-name="T13">label_map_path: "data/objt.pbtxt"   # </text:span><text:span text:style-name="T16">pbtxt file location</text:span></text:p>
      <text:p text:style-name="P76">}</text:p>
      <text:list xml:id="list2670960964" text:style-name="L28">
        <text:list-item>
          <text:p text:style-name="P77"><text:span text:style-name="T46"> </text:span><text:span text:style-name="T55">same for </text:span><text:span text:style-name="T54">eval_input_reader</text:span><text:span text:style-name="T55"> , input_path is </text:span><text:span text:style-name="T54">test.record</text:span><text:span text:style-name="T55"> and pbtxt file location is same</text:span></text:p>
        </text:list-item>
        <text:list-item>
          <text:p text:style-name="P77"><text:span text:style-name="T46"> </text:span><text:span text:style-name="T55">for training upto 20k steps run the code </text:span><text:span text:style-name="T54">python3 train.py --logtostderr --train_dir=training/ --pipeline_config_path=training/ssd_mobilenet_v2_quantized_300x300_coco.config</text:span></text:p>
          <text:p text:style-name="P82"><text:soft-page-break/><text:span text:style-name="T46">EVALUATION</text:span></text:p>
          <text:p text:style-name="P82"><text:span text:style-name="T46"/></text:p>
        </text:list-item>
        <text:list-item>
          <text:p text:style-name="P67"><text:span text:style-name="T46">for evaluation  </text:span><text:span text:style-name="T51">python3 eval.py --logtostderr --pipeline_config_path=training/ssd_mobilenet_v2_quantized_300x300_coco.config --checkpoint_dir=training/ --eval_dir=training/</text:span></text:p>
        </text:list-item>
      </text:list>
      <text:p text:style-name="P13"/>
      <text:p text:style-name="P60"><text:tab/><text:tab/><text:tab/><text:tab/><text:tab/><text:tab/><text:tab/><text:tab/><text:tab/><text:tab/><text:tab/><text:tab/><text:tab/> <text:s text:c="5"/><text:span text:style-name="T60">14</text:span></text:p>
      <text:p text:style-name="P60">Making a pbtxt file</text:p>
      <text:list xml:id="list713123147" text:style-name="L29">
        <text:list-item>
          <text:p text:style-name="P72">gedit objt.pbtxt</text:p>
        </text:list-item>
        <text:list-item>
          <text:p text:style-name="P59">paste the below code in a file</text:p>
        </text:list-item>
        <text:list-item>
          <text:p text:style-name="P72">item {</text:p>
        </text:list-item>
      </text:list>
      <text:p text:style-name="P78"> <text:span text:style-name="T53">id: 1</text:span></text:p>
      <text:p text:style-name="P78"> <text:span text:style-name="T53">name: 'tip'}</text:span></text:p>
      <text:list xml:id="list1303593376" text:style-name="L30">
        <text:list-item>
          <text:p text:style-name="P73">item {</text:p>
        </text:list-item>
      </text:list>
      <text:p text:style-name="P78"> <text:span text:style-name="T53">id: 2</text:span></text:p>
      <text:p text:style-name="P76">name: 'top'}</text:p>
      <text:list xml:id="list1588106962" text:style-name="L31">
        <text:list-item>
          <text:p text:style-name="P74">item {</text:p>
        </text:list-item>
      </text:list>
      <text:p text:style-name="P78"> <text:span text:style-name="T53">id: 3</text:span></text:p>
      <text:p text:style-name="P78"> <text:span text:style-name="T53">name: 'all'}</text:span></text:p>
      <text:p text:style-name="P13"/>
      <text:p text:style-name="P93">Exporting a Trained Inference Graph</text:p>
      <text:p text:style-name="P13"/>
      <text:list xml:id="list2424241514" text:style-name="L32">
        <text:list-item>
          <text:p text:style-name="P68"><text:span text:style-name="T46">Goto </text:span><text:span text:style-name="T51">cd models/research/object_detection/training  </text:span></text:p>
        </text:list-item>
        <text:list-item>
          <text:p text:style-name="P68"><text:span text:style-name="T51">simply sort all the files inside </text:span><text:span text:style-name="T46">training by descending time and pick the</text:span><text:span text:style-name="T59">model.ckpt-*</text:span><text:span text:style-name="T46">file that comes first in the list.</text:span></text:p>
        </text:list-item>
        <text:list-item>
          <text:p text:style-name="P75">cd ..</text:p>
        </text:list-item>
        <text:list-item>
          <text:p text:style-name="P68"><text:span text:style-name="T46">run the command  </text:span><text:span text:style-name="T51">python3 export_inference_graph.py --input_type image_tensor --pipeline_config_path training/ssd_mobilenet_v2_quantized_300x300_coco.config --trained_checkpoint_prefix training/model.ckpt-20000 --output_directory trained-inference-graphs/output_inference_graph_v1.pb</text:span></text:p>
        </text:list-item>
      </text:list>
      <text:p text:style-name="P13"><text:soft-page-break/></text:p>
      <text:p text:style-name="P76">Changing IOU value from  0.5 to 0.75 &amp; 0.90</text:p>
      <text:p text:style-name="P13"/>
      <text:list xml:id="list3988079689" text:style-name="L33">
        <text:list-item>
          <text:p text:style-name="P69"><text:span text:style-name="T46">goto </text:span><text:span text:style-name="T51">cd models/research/object_detection/utills</text:span></text:p>
        </text:list-item>
        <text:list-item>
          <text:p text:style-name="P69"><text:span text:style-name="T46">open </text:span><text:span text:style-name="T51">object_detection_evaluation.py</text:span></text:p>
          <text:list>
            <text:list-item>
              <text:list>
                <text:list-item>
                  <text:list>
                    <text:list-item>
                      <text:list>
                        <text:list-item>
                          <text:list>
                            <text:list-item>
                              <text:list>
                                <text:list-item>
                                  <text:list>
                                    <text:list-item>
                                      <text:list>
                                        <text:list-item>
                                          <text:list>
                                            <text:list-header>
                                              <text:p text:style-name="P69"><text:span text:style-name="T46"><text:s text:c="37"/></text:span><text:span text:style-name="T47">15</text:span></text:p>
                                            </text:list-header>
                                          </text:list>
                                        </text:list-item>
                                      </text:list>
                                    </text:list-item>
                                  </text:list>
                                </text:list-item>
                              </text:list>
                            </text:list-item>
                          </text:list>
                        </text:list-item>
                      </text:list>
                    </text:list-item>
                  </text:list>
                </text:list-item>
              </text:list>
            </text:list-item>
          </text:list>
        </text:list-item>
        <text:list-item>
          <text:p text:style-name="P69"><text:span text:style-name="T46">change all text of   </text:span><text:span text:style-name="T51">matching_iou_threshold=0.5 to matching_iou_threshold=0.75 or 0.90</text:span></text:p>
        </text:list-item>
        <text:list-item>
          <text:p text:style-name="P69"><text:span text:style-name="T46">save the file and run </text:span><text:span text:style-name="T51">cd ..</text:span></text:p>
        </text:list-item>
        <text:list-item>
          <text:p text:style-name="P80"><text:span text:style-name="T44">In object_detection directory run the command  </text:span><text:span text:style-name="T46"> </text:span><text:span text:style-name="T45">python3 eval.py --logtostderr --pipeline_config_path=training/ssd_mobilenet_v2_quantized_300x300_coco.config --checkpoint_dir=training/ --eval_dir=training/</text:span></text:p>
        </text:list-item>
      </text:list>
      <text:p text:style-name="P14"><text:line-break/><text:line-break/></text:p>
      <text:p text:style-name="P20">Monitoring the job using Tensorboard <text:span text:style-name="T65">(</text:span><text:span text:style-name="T62">CONCLUSION)</text:span></text:p>
      <text:p text:style-name="P20"><text:span text:style-name="T62"/></text:p>
      <text:p text:style-name="P15">First activate the TensorFlow gpu using the code: -</text:p>
      <text:p text:style-name="P84">activate tensorflow_gpu</text:p>
      <text:p text:style-name="P13"/>
      <text:p text:style-name="P94">Then go to the training folder and run this code: -</text:p>
      <text:p text:style-name="P84">tensorboard --logdir=training\</text:p>
      <text:p text:style-name="P3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2" style:family="paragraph" style:parent-style-name="Standard">
      <style:paragraph-properties fo:margin-top="0.635cm" fo:margin-bottom="0cm" loext:contextual-spacing="false" fo:text-align="end" style:justify-single-word="false" fo:padding-left="0cm" fo:padding-right="0cm" fo:padding-top="0.035cm" fo:padding-bottom="0cm" fo:border-left="none" fo:border-right="none" fo:border-top="6.01pt solid #000000" fo:border-bottom="none"/>
      <style:text-properties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TOC" style:display-name="Heading TOC" style:family="paragraph" style:parent-style-name="Standard">
      <style:paragraph-properties fo:margin-top="0.423cm" fo:margin-bottom="1.27cm" loext:contextual-spacing="false" fo:text-align="center" style:justify-single-word="false" fo:break-before="pag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1" style:display-name="Contents 1" style:family="paragraph" style:parent-style-name="Standard" style:class="index">
      <style:paragraph-properties fo:margin-left="1.27cm" fo:margin-right="0cm" fo:margin-top="0.212cm" fo:margin-bottom="0.106cm" loext:contextual-spacing="false" fo:text-indent="-1.27cm" style:auto-text-indent="false" fo:keep-with-next="always">
        <style:tab-stops>
          <style:tab-stop style:position="15.923cm" style:type="right" style:leader-style="dotted" style:leader-text="."/>
        </style:tab-stops>
      </style:paragraph-properties>
      <style:text-properties fo:text-transform="uppercase" fo:font-size="12pt" fo:language="en" fo:country="GB" fo:font-weight="bold" style:font-size-asian="12pt" style:font-weight-asian="bold"/>
    </style:style>
    <style:style style:name="Contents_20_2" style:display-name="Contents 2" style:family="paragraph" style:parent-style-name="Standard" style:class="index">
      <style:paragraph-properties fo:margin-left="1.9cm" fo:margin-right="0cm" fo:text-indent="-1.27cm" style:auto-text-indent="false" fo:keep-with-next="always">
        <style:tab-stops>
          <style:tab-stop style:position="15.923cm" style:type="right" style:leader-style="dotted" style:leader-text="."/>
        </style:tab-stops>
      </style:paragraph-properties>
      <style:text-properties fo:font-size="12pt" fo:language="en" fo:country="GB"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1:38:24.721827423</meta:creation-date>
    <meta:editing-duration>PT8M16S</meta:editing-duration>
    <meta:editing-cycles>3</meta:editing-cycles>
    <meta:generator>LibreOffice/6.0.7.3$Linux_X86_64 LibreOffice_project/00m0$Build-3</meta:generator>
    <dc:date>2020-01-31T17:58:24.561795664</dc:date>
    <meta:document-statistic meta:table-count="0" meta:image-count="0" meta:object-count="0" meta:page-count="15" meta:paragraph-count="182" meta:word-count="1855" meta:character-count="16172" meta:non-whitespace-character-count="13662"/>
  </office:meta>
</office:document-meta>
</file>